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 with orignial siation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0 iteration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123.90662137988" calcext:value-type="float">
            <text:p>1123.9066213799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17.40976084306" calcext:value-type="float">
            <text:p>1117.4097608431</text:p>
          </table:table-cell>
          <table:table-cell office:value-type="float" office:value="1123.36095247334" calcext:value-type="float">
            <text:p>1123.3609524733</text:p>
          </table:table-cell>
          <table:table-cell office:value-type="float" office:value="1123.84439932922" calcext:value-type="float">
            <text:p>1123.8443993292</text:p>
          </table:table-cell>
          <table:table-cell office:value-type="float" office:value="1123.05687523178" calcext:value-type="float">
            <text:p>1123.0568752318</text:p>
          </table:table-cell>
          <table:table-cell office:value-type="float" office:value="1121.39036731634" calcext:value-type="float">
            <text:p>1121.3903673163</text:p>
          </table:table-cell>
          <table:table-cell office:value-type="float" office:value="1122.66039608981" calcext:value-type="float">
            <text:p>1122.6603960898</text:p>
          </table:table-cell>
          <table:table-cell office:value-type="float" office:value="1124.38005641753" calcext:value-type="float">
            <text:p>1124.3800564175</text:p>
          </table:table-cell>
          <table:table-cell office:value-type="float" office:value="1124.71121832397" calcext:value-type="float">
            <text:p>1124.711218324</text:p>
          </table:table-cell>
          <table:table-cell office:value-type="float" office:value="1123.96611226264" calcext:value-type="float">
            <text:p>1123.9661122626</text:p>
          </table:table-cell>
          <table:table-cell office:value-type="float" office:value="1117.69681761339" calcext:value-type="float">
            <text:p>1117.6968176134</text:p>
          </table:table-cell>
          <table:table-cell office:value-type="float" office:value="1123.69214449922" calcext:value-type="float">
            <text:p>1123.6921444992</text:p>
          </table:table-cell>
          <table:table-cell office:value-type="float" office:value="1123.26765021364" calcext:value-type="float">
            <text:p>1123.2676502136</text:p>
          </table:table-cell>
          <table:table-cell office:value-type="float" office:value="1123.49709408999" calcext:value-type="float">
            <text:p>1123.49709409</text:p>
          </table:table-cell>
          <table:table-cell office:value-type="float" office:value="1122.05264502819" calcext:value-type="float">
            <text:p>1122.0526450282</text:p>
          </table:table-cell>
          <table:table-cell office:value-type="float" office:value="1122.94024279051" calcext:value-type="float">
            <text:p>1122.9402427905</text:p>
          </table:table-cell>
          <table:table-cell office:value-type="float" office:value="1123.96338465716" calcext:value-type="float">
            <text:p>1123.9633846572</text:p>
          </table:table-cell>
          <table:table-cell office:value-type="float" office:value="1123.06061498724" calcext:value-type="float">
            <text:p>1123.0606149872</text:p>
          </table:table-cell>
          <table:table-cell office:value-type="float" office:value="1124.08283650875" calcext:value-type="float">
            <text:p>1124.0828365088</text:p>
          </table:table-cell>
        </table:table-row>
        <table:table-row table:style-name="ro1">
          <table:table-cell office:value-type="float" office:value="1118.48894464089" calcext:value-type="float">
            <text:p>1118.4889446409</text:p>
          </table:table-cell>
          <table:table-cell office:value-type="float" office:value="1124.64698722958" calcext:value-type="float">
            <text:p>1124.6469872296</text:p>
          </table:table-cell>
          <table:table-cell office:value-type="float" office:value="1117.96396690256" calcext:value-type="float">
            <text:p>1117.9639669026</text:p>
          </table:table-cell>
          <table:table-cell office:value-type="float" office:value="1117.93104497617" calcext:value-type="float">
            <text:p>1117.9310449762</text:p>
          </table:table-cell>
          <table:table-cell office:value-type="float" office:value="1123.13124284495" calcext:value-type="float">
            <text:p>1123.131242845</text:p>
          </table:table-cell>
          <table:table-cell office:value-type="float" office:value="1111.87405820812" calcext:value-type="float">
            <text:p>1111.8740582081</text:p>
          </table:table-cell>
          <table:table-cell office:value-type="float" office:value="1118.57644956083" calcext:value-type="float">
            <text:p>1118.5764495608</text:p>
          </table:table-cell>
          <table:table-cell office:value-type="float" office:value="1116.04341141757" calcext:value-type="float">
            <text:p>1116.0434114176</text:p>
          </table:table-cell>
          <table:table-cell office:value-type="float" office:value="1103.99473740837" calcext:value-type="float">
            <text:p>1103.9947374084</text:p>
          </table:table-cell>
          <table:table-cell office:value-type="float" office:value="1122.79179127674" calcext:value-type="float">
            <text:p>1122.7917912767</text:p>
          </table:table-cell>
          <table:table-cell office:value-type="float" office:value="1123.55693271556" calcext:value-type="float">
            <text:p>1123.5569327156</text:p>
          </table:table-cell>
          <table:table-cell office:value-type="float" office:value="1095.89759328291" calcext:value-type="float">
            <text:p>1095.8975932829</text:p>
          </table:table-cell>
          <table:table-cell office:value-type="float" office:value="1100.20714970552" calcext:value-type="float">
            <text:p>1100.2071497055</text:p>
          </table:table-cell>
          <table:table-cell office:value-type="float" office:value="1121.07360477894" calcext:value-type="float">
            <text:p>1121.0736047789</text:p>
          </table:table-cell>
          <table:table-cell office:value-type="float" office:value="1119.17276157997" calcext:value-type="float">
            <text:p>1119.17276158</text:p>
          </table:table-cell>
          <table:table-cell office:value-type="float" office:value="1095.34842329903" calcext:value-type="float">
            <text:p>1095.348423299</text:p>
          </table:table-cell>
          <table:table-cell office:value-type="float" office:value="1099.40165830429" calcext:value-type="float">
            <text:p>1099.4016583043</text:p>
          </table:table-cell>
          <table:table-cell office:value-type="float" office:value="1123.01412480824" calcext:value-type="float">
            <text:p>1123.0141248082</text:p>
          </table:table-cell>
          <table:table-cell office:value-type="float" office:value="1117.96786466409" calcext:value-type="float">
            <text:p>1117.9678646641</text:p>
          </table:table-cell>
          <table:table-cell office:value-type="float" office:value="1124.08283650875" calcext:value-type="float">
            <text:p>1124.0828365088</text:p>
          </table:table-cell>
        </table:table-row>
        <table:table-row table:style-name="ro1">
          <table:table-cell office:value-type="float" office:value="1110.32778300425" calcext:value-type="float">
            <text:p>1110.3277830043</text:p>
          </table:table-cell>
          <table:table-cell office:value-type="float" office:value="1124.64698722958" calcext:value-type="float">
            <text:p>1124.6469872296</text:p>
          </table:table-cell>
          <table:table-cell office:value-type="float" office:value="1116.31374799444" calcext:value-type="float">
            <text:p>1116.3137479944</text:p>
          </table:table-cell>
          <table:table-cell office:value-type="float" office:value="1117.24535833306" calcext:value-type="float">
            <text:p>1117.2453583331</text:p>
          </table:table-cell>
          <table:table-cell office:value-type="float" office:value="1110.04038547247" calcext:value-type="float">
            <text:p>1110.0403854725</text:p>
          </table:table-cell>
          <table:table-cell office:value-type="float" office:value="1117.78347177231" calcext:value-type="float">
            <text:p>1117.7834717723</text:p>
          </table:table-cell>
          <table:table-cell office:value-type="float" office:value="1096.67790183644" calcext:value-type="float">
            <text:p>1096.6779018364</text:p>
          </table:table-cell>
          <table:table-cell office:value-type="float" office:value="1112.70568587012" calcext:value-type="float">
            <text:p>1112.7056858701</text:p>
          </table:table-cell>
          <table:table-cell office:value-type="float" office:value="1102.52049134063" calcext:value-type="float">
            <text:p>1102.5204913406</text:p>
          </table:table-cell>
          <table:table-cell office:value-type="float" office:value="1103.48004367827" calcext:value-type="float">
            <text:p>1103.4800436783</text:p>
          </table:table-cell>
          <table:table-cell office:value-type="float" office:value="1103.70251481439" calcext:value-type="float">
            <text:p>1103.7025148144</text:p>
          </table:table-cell>
          <table:table-cell office:value-type="float" office:value="1091.29450543982" calcext:value-type="float">
            <text:p>1091.2945054398</text:p>
          </table:table-cell>
          <table:table-cell office:value-type="float" office:value="1098.32807380786" calcext:value-type="float">
            <text:p>1098.3280738079</text:p>
          </table:table-cell>
          <table:table-cell office:value-type="float" office:value="1114.97658030393" calcext:value-type="float">
            <text:p>1114.9765803039</text:p>
          </table:table-cell>
          <table:table-cell office:value-type="float" office:value="1122.61392501668" calcext:value-type="float">
            <text:p>1122.6139250167</text:p>
          </table:table-cell>
          <table:table-cell office:value-type="float" office:value="1095.60506988873" calcext:value-type="float">
            <text:p>1095.6050698887</text:p>
          </table:table-cell>
          <table:table-cell office:value-type="float" office:value="1101.59108328695" calcext:value-type="float">
            <text:p>1101.591083287</text:p>
          </table:table-cell>
          <table:table-cell office:value-type="float" office:value="1123.01412480824" calcext:value-type="float">
            <text:p>1123.0141248082</text:p>
          </table:table-cell>
          <table:table-cell office:value-type="float" office:value="1107.89251969128" calcext:value-type="float">
            <text:p>1107.8925196913</text:p>
          </table:table-cell>
          <table:table-cell office:value-type="float" office:value="1122.31932941484" calcext:value-type="float">
            <text:p>1122.3193294148</text:p>
          </table:table-cell>
        </table:table-row>
        <table:table-row table:style-name="ro1">
          <table:table-cell office:value-type="float" office:value="1107.97746136142" calcext:value-type="float">
            <text:p>1107.9774613614</text:p>
          </table:table-cell>
          <table:table-cell office:value-type="float" office:value="1124.3303391493" calcext:value-type="float">
            <text:p>1124.3303391493</text:p>
          </table:table-cell>
          <table:table-cell office:value-type="float" office:value="1113.1808515135" calcext:value-type="float">
            <text:p>1113.1808515135</text:p>
          </table:table-cell>
          <table:table-cell office:value-type="float" office:value="1117.43851759571" calcext:value-type="float">
            <text:p>1117.4385175957</text:p>
          </table:table-cell>
          <table:table-cell office:value-type="float" office:value="1087.75684769746" calcext:value-type="float">
            <text:p>1087.7568476975</text:p>
          </table:table-cell>
          <table:table-cell office:value-type="float" office:value="1111.18387788803" calcext:value-type="float">
            <text:p>1111.183877888</text:p>
          </table:table-cell>
          <table:table-cell office:value-type="float" office:value="1094.54106846401" calcext:value-type="float">
            <text:p>1094.541068464</text:p>
          </table:table-cell>
          <table:table-cell office:value-type="float" office:value="1092.52656709912" calcext:value-type="float">
            <text:p>1092.5265670991</text:p>
          </table:table-cell>
          <table:table-cell office:value-type="float" office:value="1105.80588533814" calcext:value-type="float">
            <text:p>1105.8058853381</text:p>
          </table:table-cell>
          <table:table-cell office:value-type="float" office:value="1102.69355367024" calcext:value-type="float">
            <text:p>1102.6935536702</text:p>
          </table:table-cell>
          <table:table-cell office:value-type="float" office:value="1103.4282225349" calcext:value-type="float">
            <text:p>1103.4282225349</text:p>
          </table:table-cell>
          <table:table-cell office:value-type="float" office:value="1089.09866452246" calcext:value-type="float">
            <text:p>1089.0986645225</text:p>
          </table:table-cell>
          <table:table-cell office:value-type="float" office:value="1100.35068886688" calcext:value-type="float">
            <text:p>1100.3506888669</text:p>
          </table:table-cell>
          <table:table-cell office:value-type="float" office:value="1110.75488095034" calcext:value-type="float">
            <text:p>1110.7548809503</text:p>
          </table:table-cell>
          <table:table-cell office:value-type="float" office:value="1122.24656124979" calcext:value-type="float">
            <text:p>1122.2465612498</text:p>
          </table:table-cell>
          <table:table-cell office:value-type="float" office:value="1094.3013727193" calcext:value-type="float">
            <text:p>1094.3013727193</text:p>
          </table:table-cell>
          <table:table-cell office:value-type="float" office:value="1112.19498696668" calcext:value-type="float">
            <text:p>1112.1949869667</text:p>
          </table:table-cell>
          <table:table-cell office:value-type="float" office:value="1123.02706877146" calcext:value-type="float">
            <text:p>1123.0270687715</text:p>
          </table:table-cell>
          <table:table-cell office:value-type="float" office:value="1108.59747324381" calcext:value-type="float">
            <text:p>1108.5974732438</text:p>
          </table:table-cell>
          <table:table-cell office:value-type="float" office:value="1102.54506721643" calcext:value-type="float">
            <text:p>1102.5450672164</text:p>
          </table:table-cell>
        </table:table-row>
        <table:table-row table:style-name="ro1">
          <table:table-cell office:value-type="float" office:value="1104.4953288422" calcext:value-type="float">
            <text:p>1104.4953288422</text:p>
          </table:table-cell>
          <table:table-cell office:value-type="float" office:value="1104.9519320437" calcext:value-type="float">
            <text:p>1104.9519320437</text:p>
          </table:table-cell>
          <table:table-cell office:value-type="float" office:value="1112.91419518615" calcext:value-type="float">
            <text:p>1112.9141951862</text:p>
          </table:table-cell>
          <table:table-cell office:value-type="float" office:value="1115.47972226197" calcext:value-type="float">
            <text:p>1115.479722262</text:p>
          </table:table-cell>
          <table:table-cell office:value-type="float" office:value="1092.41619634552" calcext:value-type="float">
            <text:p>1092.4161963455</text:p>
          </table:table-cell>
          <table:table-cell office:value-type="float" office:value="1109.39012390804" calcext:value-type="float">
            <text:p>1109.390123908</text:p>
          </table:table-cell>
          <table:table-cell office:value-type="float" office:value="1094.33574308365" calcext:value-type="float">
            <text:p>1094.3357430837</text:p>
          </table:table-cell>
          <table:table-cell office:value-type="float" office:value="1090.86929120477" calcext:value-type="float">
            <text:p>1090.8692912048</text:p>
          </table:table-cell>
          <table:table-cell office:value-type="float" office:value="1103.98146395793" calcext:value-type="float">
            <text:p>1103.9814639579</text:p>
          </table:table-cell>
          <table:table-cell office:value-type="float" office:value="1094.25082220344" calcext:value-type="float">
            <text:p>1094.2508222034</text:p>
          </table:table-cell>
          <table:table-cell office:value-type="float" office:value="1103.4282225349" calcext:value-type="float">
            <text:p>1103.4282225349</text:p>
          </table:table-cell>
          <table:table-cell office:value-type="float" office:value="1082.96199000275" calcext:value-type="float">
            <text:p>1082.9619900028</text:p>
          </table:table-cell>
          <table:table-cell office:value-type="float" office:value="1102.28107257627" calcext:value-type="float">
            <text:p>1102.2810725763</text:p>
          </table:table-cell>
          <table:table-cell office:value-type="float" office:value="1107.47751585082" calcext:value-type="float">
            <text:p>1107.4775158508</text:p>
          </table:table-cell>
          <table:table-cell office:value-type="float" office:value="1105.84919473975" calcext:value-type="float">
            <text:p>1105.8491947398</text:p>
          </table:table-cell>
          <table:table-cell office:value-type="float" office:value="1094.3013727193" calcext:value-type="float">
            <text:p>1094.3013727193</text:p>
          </table:table-cell>
          <table:table-cell office:value-type="float" office:value="1109.81462783787" calcext:value-type="float">
            <text:p>1109.8146278379</text:p>
          </table:table-cell>
          <table:table-cell office:value-type="float" office:value="1120.76852597658" calcext:value-type="float">
            <text:p>1120.7685259766</text:p>
          </table:table-cell>
          <table:table-cell office:value-type="float" office:value="1104.50281197642" calcext:value-type="float">
            <text:p>1104.5028119764</text:p>
          </table:table-cell>
          <table:table-cell office:value-type="float" office:value="1100.32497558508" calcext:value-type="float">
            <text:p>1100.3249755851</text:p>
          </table:table-cell>
        </table:table-row>
        <table:table-row table:style-name="ro1">
          <table:table-cell office:value-type="float" office:value="1090.50124832503" calcext:value-type="float">
            <text:p>1090.501248325</text:p>
          </table:table-cell>
          <table:table-cell office:value-type="float" office:value="1084.54763791046" calcext:value-type="float">
            <text:p>1084.5476379105</text:p>
          </table:table-cell>
          <table:table-cell office:value-type="float" office:value="1106.64152546522" calcext:value-type="float">
            <text:p>1106.6415254652</text:p>
          </table:table-cell>
          <table:table-cell office:value-type="float" office:value="1114.08658941376" calcext:value-type="float">
            <text:p>1114.0865894138</text:p>
          </table:table-cell>
          <table:table-cell office:value-type="float" office:value="1080.8654721356" calcext:value-type="float">
            <text:p>1080.8654721356</text:p>
          </table:table-cell>
          <table:table-cell office:value-type="float" office:value="1107.10304052105" calcext:value-type="float">
            <text:p>1107.1030405211</text:p>
          </table:table-cell>
          <table:table-cell office:value-type="float" office:value="1092.54634195703" calcext:value-type="float">
            <text:p>1092.546341957</text:p>
          </table:table-cell>
          <table:table-cell office:value-type="float" office:value="1090.86929120477" calcext:value-type="float">
            <text:p>1090.8692912048</text:p>
          </table:table-cell>
          <table:table-cell office:value-type="float" office:value="1103.10351983068" calcext:value-type="float">
            <text:p>1103.1035198307</text:p>
          </table:table-cell>
          <table:table-cell office:value-type="float" office:value="1094.75400106618" calcext:value-type="float">
            <text:p>1094.7540010662</text:p>
          </table:table-cell>
          <table:table-cell office:value-type="float" office:value="1102.74179953038" calcext:value-type="float">
            <text:p>1102.7417995304</text:p>
          </table:table-cell>
          <table:table-cell office:value-type="float" office:value="1083.7675855336" calcext:value-type="float">
            <text:p>1083.7675855336</text:p>
          </table:table-cell>
          <table:table-cell office:value-type="float" office:value="1100.89374138758" calcext:value-type="float">
            <text:p>1100.8937413876</text:p>
          </table:table-cell>
          <table:table-cell office:value-type="float" office:value="1108.34518311637" calcext:value-type="float">
            <text:p>1108.3451831164</text:p>
          </table:table-cell>
          <table:table-cell office:value-type="float" office:value="1104.32668036561" calcext:value-type="float">
            <text:p>1104.3266803656</text:p>
          </table:table-cell>
          <table:table-cell office:value-type="float" office:value="1093.13126977953" calcext:value-type="float">
            <text:p>1093.1312697795</text:p>
          </table:table-cell>
          <table:table-cell office:value-type="float" office:value="1108.19162918258" calcext:value-type="float">
            <text:p>1108.1916291826</text:p>
          </table:table-cell>
          <table:table-cell office:value-type="float" office:value="1119.35678023512" calcext:value-type="float">
            <text:p>1119.3567802351</text:p>
          </table:table-cell>
          <table:table-cell office:value-type="float" office:value="1105.21208302424" calcext:value-type="float">
            <text:p>1105.2120830242</text:p>
          </table:table-cell>
          <table:table-cell office:value-type="float" office:value="1080.94232609345" calcext:value-type="float">
            <text:p>1080.9423260935</text:p>
          </table:table-cell>
        </table:table-row>
        <table:table-row table:style-name="ro1">
          <table:table-cell office:value-type="float" office:value="1088.16209630473" calcext:value-type="float">
            <text:p>1088.1620963047</text:p>
          </table:table-cell>
          <table:table-cell office:value-type="float" office:value="1083.68680962548" calcext:value-type="float">
            <text:p>1083.6868096255</text:p>
          </table:table-cell>
          <table:table-cell office:value-type="float" office:value="1109.24415987566" calcext:value-type="float">
            <text:p>1109.2441598757</text:p>
          </table:table-cell>
          <table:table-cell office:value-type="float" office:value="1111.49232689606" calcext:value-type="float">
            <text:p>1111.4923268961</text:p>
          </table:table-cell>
          <table:table-cell office:value-type="float" office:value="1078.16128296119" calcext:value-type="float">
            <text:p>1078.1612829612</text:p>
          </table:table-cell>
          <table:table-cell office:value-type="float" office:value="1108.57627450186" calcext:value-type="float">
            <text:p>1108.5762745019</text:p>
          </table:table-cell>
          <table:table-cell office:value-type="float" office:value="1082.89025324761" calcext:value-type="float">
            <text:p>1082.8902532476</text:p>
          </table:table-cell>
          <table:table-cell office:value-type="float" office:value="1090.86929120477" calcext:value-type="float">
            <text:p>1090.8692912048</text:p>
          </table:table-cell>
          <table:table-cell office:value-type="float" office:value="1099.63639275908" calcext:value-type="float">
            <text:p>1099.6363927591</text:p>
          </table:table-cell>
          <table:table-cell office:value-type="float" office:value="1091.34090095251" calcext:value-type="float">
            <text:p>1091.3409009525</text:p>
          </table:table-cell>
          <table:table-cell office:value-type="float" office:value="1101.79562619654" calcext:value-type="float">
            <text:p>1101.7956261965</text:p>
          </table:table-cell>
          <table:table-cell office:value-type="float" office:value="1065.44471425364" calcext:value-type="float">
            <text:p>1065.4447142536</text:p>
          </table:table-cell>
          <table:table-cell office:value-type="float" office:value="1100.76685642115" calcext:value-type="float">
            <text:p>1100.7668564212</text:p>
          </table:table-cell>
          <table:table-cell office:value-type="float" office:value="1091.35137746898" calcext:value-type="float">
            <text:p>1091.351377469</text:p>
          </table:table-cell>
          <table:table-cell office:value-type="float" office:value="1087.76082693984" calcext:value-type="float">
            <text:p>1087.7608269398</text:p>
          </table:table-cell>
          <table:table-cell office:value-type="float" office:value="1090.64063140534" calcext:value-type="float">
            <text:p>1090.6406314053</text:p>
          </table:table-cell>
          <table:table-cell office:value-type="float" office:value="1107.60322126736" calcext:value-type="float">
            <text:p>1107.6032212674</text:p>
          </table:table-cell>
          <table:table-cell office:value-type="float" office:value="1119.56402371365" calcext:value-type="float">
            <text:p>1119.5640237137</text:p>
          </table:table-cell>
          <table:table-cell office:value-type="float" office:value="1102.61848968329" calcext:value-type="float">
            <text:p>1102.6184896833</text:p>
          </table:table-cell>
          <table:table-cell office:value-type="float" office:value="1080.83348477907" calcext:value-type="float">
            <text:p>1080.8334847791</text:p>
          </table:table-cell>
        </table:table-row>
        <table:table-row table:style-name="ro1">
          <table:table-cell office:value-type="float" office:value="1070.05317328986" calcext:value-type="float">
            <text:p>1070.0531732899</text:p>
          </table:table-cell>
          <table:table-cell office:value-type="float" office:value="1082.2679121085" calcext:value-type="float">
            <text:p>1082.2679121085</text:p>
          </table:table-cell>
          <table:table-cell office:value-type="float" office:value="1104.41010987922" calcext:value-type="float">
            <text:p>1104.4101098792</text:p>
          </table:table-cell>
          <table:table-cell office:value-type="float" office:value="1104.73655871572" calcext:value-type="float">
            <text:p>1104.7365587157</text:p>
          </table:table-cell>
          <table:table-cell office:value-type="float" office:value="1077.81529530046" calcext:value-type="float">
            <text:p>1077.8152953005</text:p>
          </table:table-cell>
          <table:table-cell office:value-type="float" office:value="1102.64196577257" calcext:value-type="float">
            <text:p>1102.6419657726</text:p>
          </table:table-cell>
          <table:table-cell office:value-type="float" office:value="1085.4992697103" calcext:value-type="float">
            <text:p>1085.4992697103</text:p>
          </table:table-cell>
          <table:table-cell office:value-type="float" office:value="1090.86929120477" calcext:value-type="float">
            <text:p>1090.8692912048</text:p>
          </table:table-cell>
          <table:table-cell office:value-type="float" office:value="1105.90702537663" calcext:value-type="float">
            <text:p>1105.9070253766</text:p>
          </table:table-cell>
          <table:table-cell office:value-type="float" office:value="1088.86172228565" calcext:value-type="float">
            <text:p>1088.8617222857</text:p>
          </table:table-cell>
          <table:table-cell office:value-type="float" office:value="1080.7533053541" calcext:value-type="float">
            <text:p>1080.7533053541</text:p>
          </table:table-cell>
          <table:table-cell office:value-type="float" office:value="1067.95871655016" calcext:value-type="float">
            <text:p>1067.9587165502</text:p>
          </table:table-cell>
          <table:table-cell office:value-type="float" office:value="1102.19259282824" calcext:value-type="float">
            <text:p>1102.1925928282</text:p>
          </table:table-cell>
          <table:table-cell office:value-type="float" office:value="1088.70323506742" calcext:value-type="float">
            <text:p>1088.7032350674</text:p>
          </table:table-cell>
          <table:table-cell office:value-type="float" office:value="1087.8088476764" calcext:value-type="float">
            <text:p>1087.8088476764</text:p>
          </table:table-cell>
          <table:table-cell office:value-type="float" office:value="1090.05926266284" calcext:value-type="float">
            <text:p>1090.0592626628</text:p>
          </table:table-cell>
          <table:table-cell office:value-type="float" office:value="1104.67170879009" calcext:value-type="float">
            <text:p>1104.6717087901</text:p>
          </table:table-cell>
          <table:table-cell office:value-type="float" office:value="1121.39626689313" calcext:value-type="float">
            <text:p>1121.3962668931</text:p>
          </table:table-cell>
          <table:table-cell office:value-type="float" office:value="1104.76030378897" calcext:value-type="float">
            <text:p>1104.760303789</text:p>
          </table:table-cell>
          <table:table-cell office:value-type="float" office:value="1080.66481277506" calcext:value-type="float">
            <text:p>1080.6648127751</text:p>
          </table:table-cell>
        </table:table-row>
        <table:table-row table:style-name="ro1">
          <table:table-cell office:value-type="float" office:value="1068.34184081348" calcext:value-type="float">
            <text:p>1068.3418408135</text:p>
          </table:table-cell>
          <table:table-cell office:value-type="float" office:value="1081.89516151454" calcext:value-type="float">
            <text:p>1081.8951615145</text:p>
          </table:table-cell>
          <table:table-cell office:value-type="float" office:value="1101.28733915168" calcext:value-type="float">
            <text:p>1101.2873391517</text:p>
          </table:table-cell>
          <table:table-cell office:value-type="float" office:value="1108.57234731223" calcext:value-type="float">
            <text:p>1108.5723473122</text:p>
          </table:table-cell>
          <table:table-cell office:value-type="float" office:value="1074.08811974117" calcext:value-type="float">
            <text:p>1074.0881197412</text:p>
          </table:table-cell>
          <table:table-cell office:value-type="float" office:value="1104.90564246224" calcext:value-type="float">
            <text:p>1104.9056424622</text:p>
          </table:table-cell>
          <table:table-cell office:value-type="float" office:value="1083.88792731159" calcext:value-type="float">
            <text:p>1083.8879273116</text:p>
          </table:table-cell>
          <table:table-cell office:value-type="float" office:value="1090.86929120477" calcext:value-type="float">
            <text:p>1090.8692912048</text:p>
          </table:table-cell>
          <table:table-cell office:value-type="float" office:value="1102.27065168869" calcext:value-type="float">
            <text:p>1102.2706516887</text:p>
          </table:table-cell>
          <table:table-cell office:value-type="float" office:value="1088.94011892776" calcext:value-type="float">
            <text:p>1088.9401189278</text:p>
          </table:table-cell>
          <table:table-cell office:value-type="float" office:value="1080.7969978749" calcext:value-type="float">
            <text:p>1080.7969978749</text:p>
          </table:table-cell>
          <table:table-cell office:value-type="float" office:value="1071.08908144452" calcext:value-type="float">
            <text:p>1071.0890814445</text:p>
          </table:table-cell>
          <table:table-cell office:value-type="float" office:value="1083.17203846098" calcext:value-type="float">
            <text:p>1083.172038461</text:p>
          </table:table-cell>
          <table:table-cell office:value-type="float" office:value="1085.62368134599" calcext:value-type="float">
            <text:p>1085.623681346</text:p>
          </table:table-cell>
          <table:table-cell office:value-type="float" office:value="1076.82396104987" calcext:value-type="float">
            <text:p>1076.8239610499</text:p>
          </table:table-cell>
          <table:table-cell office:value-type="float" office:value="1089.77330476951" calcext:value-type="float">
            <text:p>1089.7733047695</text:p>
          </table:table-cell>
          <table:table-cell office:value-type="float" office:value="1082.68237043004" calcext:value-type="float">
            <text:p>1082.68237043</text:p>
          </table:table-cell>
          <table:table-cell office:value-type="float" office:value="1120.09136193243" calcext:value-type="float">
            <text:p>1120.0913619324</text:p>
          </table:table-cell>
          <table:table-cell office:value-type="float" office:value="1104.54899122899" calcext:value-type="float">
            <text:p>1104.548991229</text:p>
          </table:table-cell>
          <table:table-cell office:value-type="float" office:value="1079.71478837175" calcext:value-type="float">
            <text:p>1079.7147883718</text:p>
          </table:table-cell>
        </table:table-row>
        <table:table-row table:style-name="ro1">
          <table:table-cell office:value-type="float" office:value="1072.1548414687" calcext:value-type="float">
            <text:p>1072.1548414687</text:p>
          </table:table-cell>
          <table:table-cell office:value-type="float" office:value="1079.72611453836" calcext:value-type="float">
            <text:p>1079.7261145384</text:p>
          </table:table-cell>
          <table:table-cell office:value-type="float" office:value="1105.63208217262" calcext:value-type="float">
            <text:p>1105.6320821726</text:p>
          </table:table-cell>
          <table:table-cell office:value-type="float" office:value="1090.44818702571" calcext:value-type="float">
            <text:p>1090.4481870257</text:p>
          </table:table-cell>
          <table:table-cell office:value-type="float" office:value="1070.88076393139" calcext:value-type="float">
            <text:p>1070.8807639314</text:p>
          </table:table-cell>
          <table:table-cell office:value-type="float" office:value="1102.19227023624" calcext:value-type="float">
            <text:p>1102.1922702362</text:p>
          </table:table-cell>
          <table:table-cell office:value-type="float" office:value="1077.91513979287" calcext:value-type="float">
            <text:p>1077.9151397929</text:p>
          </table:table-cell>
          <table:table-cell office:value-type="float" office:value="1090.86929120477" calcext:value-type="float">
            <text:p>1090.8692912048</text:p>
          </table:table-cell>
          <table:table-cell office:value-type="float" office:value="1098.30728799369" calcext:value-type="float">
            <text:p>1098.3072879937</text:p>
          </table:table-cell>
          <table:table-cell office:value-type="float" office:value="1081.02762313076" calcext:value-type="float">
            <text:p>1081.0276231308</text:p>
          </table:table-cell>
          <table:table-cell office:value-type="float" office:value="1076.18673283143" calcext:value-type="float">
            <text:p>1076.1867328314</text:p>
          </table:table-cell>
          <table:table-cell office:value-type="float" office:value="1056.19451696492" calcext:value-type="float">
            <text:p>1056.1945169649</text:p>
          </table:table-cell>
          <table:table-cell office:value-type="float" office:value="1082.14357824844" calcext:value-type="float">
            <text:p>1082.1435782484</text:p>
          </table:table-cell>
          <table:table-cell office:value-type="float" office:value="1068.22617782473" calcext:value-type="float">
            <text:p>1068.2261778247</text:p>
          </table:table-cell>
          <table:table-cell office:value-type="float" office:value="1060.81582904364" calcext:value-type="float">
            <text:p>1060.8158290436</text:p>
          </table:table-cell>
          <table:table-cell office:value-type="float" office:value="1089.5993428603" calcext:value-type="float">
            <text:p>1089.5993428603</text:p>
          </table:table-cell>
          <table:table-cell office:value-type="float" office:value="1082.68237043004" calcext:value-type="float">
            <text:p>1082.68237043</text:p>
          </table:table-cell>
          <table:table-cell office:value-type="float" office:value="1120.43095380056" calcext:value-type="float">
            <text:p>1120.4309538006</text:p>
          </table:table-cell>
          <table:table-cell office:value-type="float" office:value="1105.06461503818" calcext:value-type="float">
            <text:p>1105.0646150382</text:p>
          </table:table-cell>
          <table:table-cell office:value-type="float" office:value="1077.85510886999" calcext:value-type="float">
            <text:p>1077.85510887</text:p>
          </table:table-cell>
        </table:table-row>
        <table:table-row table:style-name="ro1">
          <table:table-cell office:value-type="float" office:value="1072.09198420709" calcext:value-type="float">
            <text:p>1072.0919842071</text:p>
          </table:table-cell>
          <table:table-cell office:value-type="float" office:value="1078.32082893016" calcext:value-type="float">
            <text:p>1078.3208289302</text:p>
          </table:table-cell>
          <table:table-cell office:value-type="float" office:value="1087.60732153" calcext:value-type="float">
            <text:p>1087.60732153</text:p>
          </table:table-cell>
          <table:table-cell office:value-type="float" office:value="1096.80088420204" calcext:value-type="float">
            <text:p>1096.800884202</text:p>
          </table:table-cell>
          <table:table-cell office:value-type="float" office:value="1065.29272291462" calcext:value-type="float">
            <text:p>1065.2927229146</text:p>
          </table:table-cell>
          <table:table-cell office:value-type="float" office:value="1099.5253761332" calcext:value-type="float">
            <text:p>1099.5253761332</text:p>
          </table:table-cell>
          <table:table-cell office:value-type="float" office:value="1075.54856091121" calcext:value-type="float">
            <text:p>1075.5485609112</text:p>
          </table:table-cell>
          <table:table-cell office:value-type="float" office:value="1070.49691861589" calcext:value-type="float">
            <text:p>1070.4969186159</text:p>
          </table:table-cell>
          <table:table-cell office:value-type="float" office:value="1101.41424933767" calcext:value-type="float">
            <text:p>1101.4142493377</text:p>
          </table:table-cell>
          <table:table-cell office:value-type="float" office:value="1082.52300032843" calcext:value-type="float">
            <text:p>1082.5230003284</text:p>
          </table:table-cell>
          <table:table-cell office:value-type="float" office:value="1074.43460588034" calcext:value-type="float">
            <text:p>1074.4346058803</text:p>
          </table:table-cell>
          <table:table-cell office:value-type="float" office:value="1053.95881107523" calcext:value-type="float">
            <text:p>1053.9588110752</text:p>
          </table:table-cell>
          <table:table-cell office:value-type="float" office:value="1078.94115549714" calcext:value-type="float">
            <text:p>1078.9411554971</text:p>
          </table:table-cell>
          <table:table-cell office:value-type="float" office:value="1067.22433008754" calcext:value-type="float">
            <text:p>1067.2243300875</text:p>
          </table:table-cell>
          <table:table-cell office:value-type="float" office:value="1059.92199720909" calcext:value-type="float">
            <text:p>1059.9219972091</text:p>
          </table:table-cell>
          <table:table-cell office:value-type="float" office:value="1084.38269858862" calcext:value-type="float">
            <text:p>1084.3826985886</text:p>
          </table:table-cell>
          <table:table-cell office:value-type="float" office:value="1080.91315024771" calcext:value-type="float">
            <text:p>1080.9131502477</text:p>
          </table:table-cell>
          <table:table-cell office:value-type="float" office:value="1116.51701724324" calcext:value-type="float">
            <text:p>1116.5170172432</text:p>
          </table:table-cell>
          <table:table-cell office:value-type="float" office:value="1102.31040717162" calcext:value-type="float">
            <text:p>1102.3104071716</text:p>
          </table:table-cell>
          <table:table-cell office:value-type="float" office:value="1076.21637179249" calcext:value-type="float">
            <text:p>1076.2163717925</text:p>
          </table:table-cell>
        </table:table-row>
        <table:table-row table:style-name="ro1">
          <table:table-cell office:value-type="float" office:value="1069.35986509144" calcext:value-type="float">
            <text:p>1069.3598650914</text:p>
          </table:table-cell>
          <table:table-cell office:value-type="float" office:value="1061.58537679671" calcext:value-type="float">
            <text:p>1061.5853767967</text:p>
          </table:table-cell>
          <table:table-cell office:value-type="float" office:value="1085.95661825115" calcext:value-type="float">
            <text:p>1085.9566182512</text:p>
          </table:table-cell>
          <table:table-cell office:value-type="float" office:value="1096.82315516918" calcext:value-type="float">
            <text:p>1096.8231551692</text:p>
          </table:table-cell>
          <table:table-cell office:value-type="float" office:value="1062.84475306238" calcext:value-type="float">
            <text:p>1062.8447530624</text:p>
          </table:table-cell>
          <table:table-cell office:value-type="float" office:value="1090.85861308609" calcext:value-type="float">
            <text:p>1090.8586130861</text:p>
          </table:table-cell>
          <table:table-cell office:value-type="float" office:value="1073.32788848721" calcext:value-type="float">
            <text:p>1073.3278884872</text:p>
          </table:table-cell>
          <table:table-cell office:value-type="float" office:value="1052.02884839452" calcext:value-type="float">
            <text:p>1052.0288483945</text:p>
          </table:table-cell>
          <table:table-cell office:value-type="float" office:value="1101.89265347029" calcext:value-type="float">
            <text:p>1101.8926534703</text:p>
          </table:table-cell>
          <table:table-cell office:value-type="float" office:value="1081.06563746281" calcext:value-type="float">
            <text:p>1081.0656374628</text:p>
          </table:table-cell>
          <table:table-cell office:value-type="float" office:value="1072.62113995976" calcext:value-type="float">
            <text:p>1072.6211399598</text:p>
          </table:table-cell>
          <table:table-cell office:value-type="float" office:value="1048.38110796684" calcext:value-type="float">
            <text:p>1048.3811079668</text:p>
          </table:table-cell>
          <table:table-cell office:value-type="float" office:value="1069.18518810409" calcext:value-type="float">
            <text:p>1069.1851881041</text:p>
          </table:table-cell>
          <table:table-cell office:value-type="float" office:value="1054.17492553885" calcext:value-type="float">
            <text:p>1054.1749255389</text:p>
          </table:table-cell>
          <table:table-cell office:value-type="float" office:value="1045.31870398259" calcext:value-type="float">
            <text:p>1045.3187039826</text:p>
          </table:table-cell>
          <table:table-cell office:value-type="float" office:value="1083.21223752647" calcext:value-type="float">
            <text:p>1083.2122375265</text:p>
          </table:table-cell>
          <table:table-cell office:value-type="float" office:value="1068.60566410345" calcext:value-type="float">
            <text:p>1068.6056641035</text:p>
          </table:table-cell>
          <table:table-cell office:value-type="float" office:value="1114.54871149778" calcext:value-type="float">
            <text:p>1114.5487114978</text:p>
          </table:table-cell>
          <table:table-cell office:value-type="float" office:value="1093.03242719573" calcext:value-type="float">
            <text:p>1093.0324271957</text:p>
          </table:table-cell>
          <table:table-cell office:value-type="float" office:value="1056.0005879947" calcext:value-type="float">
            <text:p>1056.0005879947</text:p>
          </table:table-cell>
        </table:table-row>
        <table:table-row table:style-name="ro1">
          <table:table-cell office:value-type="float" office:value="1068.72882630031" calcext:value-type="float">
            <text:p>1068.7288263003</text:p>
          </table:table-cell>
          <table:table-cell office:value-type="float" office:value="1059.0323801517" calcext:value-type="float">
            <text:p>1059.0323801517</text:p>
          </table:table-cell>
          <table:table-cell office:value-type="float" office:value="1084.4005608482" calcext:value-type="float">
            <text:p>1084.4005608482</text:p>
          </table:table-cell>
          <table:table-cell office:value-type="float" office:value="1074.76643784669" calcext:value-type="float">
            <text:p>1074.7664378467</text:p>
          </table:table-cell>
          <table:table-cell office:value-type="float" office:value="1062.41246176673" calcext:value-type="float">
            <text:p>1062.4124617667</text:p>
          </table:table-cell>
          <table:table-cell office:value-type="float" office:value="1090.54033425831" calcext:value-type="float">
            <text:p>1090.5403342583</text:p>
          </table:table-cell>
          <table:table-cell office:value-type="float" office:value="1070.43595925082" calcext:value-type="float">
            <text:p>1070.4359592508</text:p>
          </table:table-cell>
          <table:table-cell office:value-type="float" office:value="1054.53352019532" calcext:value-type="float">
            <text:p>1054.5335201953</text:p>
          </table:table-cell>
          <table:table-cell office:value-type="float" office:value="1099.76764299499" calcext:value-type="float">
            <text:p>1099.767642995</text:p>
          </table:table-cell>
          <table:table-cell office:value-type="float" office:value="1079.65026287049" calcext:value-type="float">
            <text:p>1079.6502628705</text:p>
          </table:table-cell>
          <table:table-cell office:value-type="float" office:value="1073.60769129738" calcext:value-type="float">
            <text:p>1073.6076912974</text:p>
          </table:table-cell>
          <table:table-cell office:value-type="float" office:value="1043.9205936052" calcext:value-type="float">
            <text:p>1043.9205936052</text:p>
          </table:table-cell>
          <table:table-cell office:value-type="float" office:value="1065.24799951664" calcext:value-type="float">
            <text:p>1065.2479995166</text:p>
          </table:table-cell>
          <table:table-cell office:value-type="float" office:value="1054.69050942568" calcext:value-type="float">
            <text:p>1054.6905094257</text:p>
          </table:table-cell>
          <table:table-cell office:value-type="float" office:value="1041.22768477554" calcext:value-type="float">
            <text:p>1041.2276847755</text:p>
          </table:table-cell>
          <table:table-cell office:value-type="float" office:value="1085.08217227821" calcext:value-type="float">
            <text:p>1085.0821722782</text:p>
          </table:table-cell>
          <table:table-cell office:value-type="float" office:value="1050.84128004325" calcext:value-type="float">
            <text:p>1050.8412800433</text:p>
          </table:table-cell>
          <table:table-cell office:value-type="float" office:value="1111.11618594977" calcext:value-type="float">
            <text:p>1111.1161859498</text:p>
          </table:table-cell>
          <table:table-cell office:value-type="float" office:value="1093.54507043718" calcext:value-type="float">
            <text:p>1093.5450704372</text:p>
          </table:table-cell>
          <table:table-cell office:value-type="float" office:value="1051.36074448201" calcext:value-type="float">
            <text:p>1051.360744482</text:p>
          </table:table-cell>
        </table:table-row>
        <table:table-row table:style-name="ro1">
          <table:table-cell office:value-type="float" office:value="1067.97771711344" calcext:value-type="float">
            <text:p>1067.9777171134</text:p>
          </table:table-cell>
          <table:table-cell office:value-type="float" office:value="1059.0323801517" calcext:value-type="float">
            <text:p>1059.0323801517</text:p>
          </table:table-cell>
          <table:table-cell office:value-type="float" office:value="1083.11567085343" calcext:value-type="float">
            <text:p>1083.1156708534</text:p>
          </table:table-cell>
          <table:table-cell office:value-type="float" office:value="1075.76080081523" calcext:value-type="float">
            <text:p>1075.7608008152</text:p>
          </table:table-cell>
          <table:table-cell office:value-type="float" office:value="1059.15765546024" calcext:value-type="float">
            <text:p>1059.1576554602</text:p>
          </table:table-cell>
          <table:table-cell office:value-type="float" office:value="1090.59417921014" calcext:value-type="float">
            <text:p>1090.5941792101</text:p>
          </table:table-cell>
          <table:table-cell office:value-type="float" office:value="1069.92344913833" calcext:value-type="float">
            <text:p>1069.9234491383</text:p>
          </table:table-cell>
          <table:table-cell office:value-type="float" office:value="1056.27755869102" calcext:value-type="float">
            <text:p>1056.277558691</text:p>
          </table:table-cell>
          <table:table-cell office:value-type="float" office:value="1096.96829481227" calcext:value-type="float">
            <text:p>1096.9682948123</text:p>
          </table:table-cell>
          <table:table-cell office:value-type="float" office:value="1080.48355785042" calcext:value-type="float">
            <text:p>1080.4835578504</text:p>
          </table:table-cell>
          <table:table-cell office:value-type="float" office:value="1072.3492530361" calcext:value-type="float">
            <text:p>1072.3492530361</text:p>
          </table:table-cell>
          <table:table-cell office:value-type="float" office:value="1041.58129923149" calcext:value-type="float">
            <text:p>1041.5812992315</text:p>
          </table:table-cell>
          <table:table-cell office:value-type="float" office:value="1066.24750126006" calcext:value-type="float">
            <text:p>1066.2475012601</text:p>
          </table:table-cell>
          <table:table-cell office:value-type="float" office:value="1049.28298011486" calcext:value-type="float">
            <text:p>1049.2829801149</text:p>
          </table:table-cell>
          <table:table-cell office:value-type="float" office:value="1039.78526301977" calcext:value-type="float">
            <text:p>1039.7852630198</text:p>
          </table:table-cell>
          <table:table-cell office:value-type="float" office:value="1070.88187327244" calcext:value-type="float">
            <text:p>1070.8818732724</text:p>
          </table:table-cell>
          <table:table-cell office:value-type="float" office:value="1049.71256033458" calcext:value-type="float">
            <text:p>1049.7125603346</text:p>
          </table:table-cell>
          <table:table-cell office:value-type="float" office:value="1110.13669695903" calcext:value-type="float">
            <text:p>1110.136696959</text:p>
          </table:table-cell>
          <table:table-cell office:value-type="float" office:value="1092.99667833799" calcext:value-type="float">
            <text:p>1092.996678338</text:p>
          </table:table-cell>
          <table:table-cell office:value-type="float" office:value="1051.36074448201" calcext:value-type="float">
            <text:p>1051.360744482</text:p>
          </table:table-cell>
        </table:table-row>
        <table:table-row table:style-name="ro1">
          <table:table-cell office:value-type="float" office:value="1063.41273186285" calcext:value-type="float">
            <text:p>1063.4127318629</text:p>
          </table:table-cell>
          <table:table-cell office:value-type="float" office:value="1060.74027561377" calcext:value-type="float">
            <text:p>1060.7402756138</text:p>
          </table:table-cell>
          <table:table-cell office:value-type="float" office:value="1080.1999211308" calcext:value-type="float">
            <text:p>1080.1999211308</text:p>
          </table:table-cell>
          <table:table-cell office:value-type="float" office:value="1076.49108472447" calcext:value-type="float">
            <text:p>1076.4910847245</text:p>
          </table:table-cell>
          <table:table-cell office:value-type="float" office:value="1059.05173877169" calcext:value-type="float">
            <text:p>1059.0517387717</text:p>
          </table:table-cell>
          <table:table-cell office:value-type="float" office:value="1089.64891601562" calcext:value-type="float">
            <text:p>1089.6489160156</text:p>
          </table:table-cell>
          <table:table-cell office:value-type="float" office:value="1068.74283885569" calcext:value-type="float">
            <text:p>1068.7428388557</text:p>
          </table:table-cell>
          <table:table-cell office:value-type="float" office:value="1056.27755869102" calcext:value-type="float">
            <text:p>1056.277558691</text:p>
          </table:table-cell>
          <table:table-cell office:value-type="float" office:value="1099.9165233594" calcext:value-type="float">
            <text:p>1099.9165233594</text:p>
          </table:table-cell>
          <table:table-cell office:value-type="float" office:value="1077.43635345697" calcext:value-type="float">
            <text:p>1077.436353457</text:p>
          </table:table-cell>
          <table:table-cell office:value-type="float" office:value="1067.90455266486" calcext:value-type="float">
            <text:p>1067.9045526649</text:p>
          </table:table-cell>
          <table:table-cell office:value-type="float" office:value="1037.68717340583" calcext:value-type="float">
            <text:p>1037.6871734058</text:p>
          </table:table-cell>
          <table:table-cell office:value-type="float" office:value="1064.45209655349" calcext:value-type="float">
            <text:p>1064.4520965535</text:p>
          </table:table-cell>
          <table:table-cell office:value-type="float" office:value="1050.21418016675" calcext:value-type="float">
            <text:p>1050.2141801668</text:p>
          </table:table-cell>
          <table:table-cell office:value-type="float" office:value="1038.21743627983" calcext:value-type="float">
            <text:p>1038.2174362798</text:p>
          </table:table-cell>
          <table:table-cell office:value-type="float" office:value="1070.83317050807" calcext:value-type="float">
            <text:p>1070.8331705081</text:p>
          </table:table-cell>
          <table:table-cell office:value-type="float" office:value="1046.75002357025" calcext:value-type="float">
            <text:p>1046.7500235703</text:p>
          </table:table-cell>
          <table:table-cell office:value-type="float" office:value="1106.60057377216" calcext:value-type="float">
            <text:p>1106.6005737722</text:p>
          </table:table-cell>
          <table:table-cell office:value-type="float" office:value="1091.66644649941" calcext:value-type="float">
            <text:p>1091.6664464994</text:p>
          </table:table-cell>
          <table:table-cell office:value-type="float" office:value="1051.27280298383" calcext:value-type="float">
            <text:p>1051.2728029838</text:p>
          </table:table-cell>
        </table:table-row>
        <table:table-row table:style-name="ro1">
          <table:table-cell office:value-type="float" office:value="1062.95864538965" calcext:value-type="float">
            <text:p>1062.9586453897</text:p>
          </table:table-cell>
          <table:table-cell office:value-type="float" office:value="1063.00724325045" calcext:value-type="float">
            <text:p>1063.0072432505</text:p>
          </table:table-cell>
          <table:table-cell office:value-type="float" office:value="1080.32686041774" calcext:value-type="float">
            <text:p>1080.3268604177</text:p>
          </table:table-cell>
          <table:table-cell office:value-type="float" office:value="1073.35318313049" calcext:value-type="float">
            <text:p>1073.3531831305</text:p>
          </table:table-cell>
          <table:table-cell office:value-type="float" office:value="1061.55766582714" calcext:value-type="float">
            <text:p>1061.5576658271</text:p>
          </table:table-cell>
          <table:table-cell office:value-type="float" office:value="1088.56388895204" calcext:value-type="float">
            <text:p>1088.563888952</text:p>
          </table:table-cell>
          <table:table-cell office:value-type="float" office:value="1068.00773747259" calcext:value-type="float">
            <text:p>1068.0077374726</text:p>
          </table:table-cell>
          <table:table-cell office:value-type="float" office:value="1057.23256849684" calcext:value-type="float">
            <text:p>1057.2325684968</text:p>
          </table:table-cell>
          <table:table-cell office:value-type="float" office:value="1099.91621960765" calcext:value-type="float">
            <text:p>1099.9162196077</text:p>
          </table:table-cell>
          <table:table-cell office:value-type="float" office:value="1078.13247009907" calcext:value-type="float">
            <text:p>1078.1324700991</text:p>
          </table:table-cell>
          <table:table-cell office:value-type="float" office:value="1065.2751904233" calcext:value-type="float">
            <text:p>1065.2751904233</text:p>
          </table:table-cell>
          <table:table-cell office:value-type="float" office:value="1036.22382032478" calcext:value-type="float">
            <text:p>1036.2238203248</text:p>
          </table:table-cell>
          <table:table-cell office:value-type="float" office:value="1063.25435154133" calcext:value-type="float">
            <text:p>1063.2543515413</text:p>
          </table:table-cell>
          <table:table-cell office:value-type="float" office:value="1050.2651370408" calcext:value-type="float">
            <text:p>1050.2651370408</text:p>
          </table:table-cell>
          <table:table-cell office:value-type="float" office:value="1038.21961607975" calcext:value-type="float">
            <text:p>1038.2196160798</text:p>
          </table:table-cell>
          <table:table-cell office:value-type="float" office:value="1069.0620603134" calcext:value-type="float">
            <text:p>1069.0620603134</text:p>
          </table:table-cell>
          <table:table-cell office:value-type="float" office:value="1046.75002357025" calcext:value-type="float">
            <text:p>1046.7500235703</text:p>
          </table:table-cell>
          <table:table-cell office:value-type="float" office:value="1108.78896273211" calcext:value-type="float">
            <text:p>1108.7889627321</text:p>
          </table:table-cell>
          <table:table-cell office:value-type="float" office:value="1093.01661159011" calcext:value-type="float">
            <text:p>1093.0166115901</text:p>
          </table:table-cell>
          <table:table-cell office:value-type="float" office:value="1051.03136464941" calcext:value-type="float">
            <text:p>1051.0313646494</text:p>
          </table:table-cell>
        </table:table-row>
        <table:table-row table:style-name="ro1">
          <table:table-cell office:value-type="float" office:value="1062.95864538965" calcext:value-type="float">
            <text:p>1062.9586453897</text:p>
          </table:table-cell>
          <table:table-cell office:value-type="float" office:value="1063.00724325045" calcext:value-type="float">
            <text:p>1063.0072432505</text:p>
          </table:table-cell>
          <table:table-cell office:value-type="float" office:value="1088.36392176363" calcext:value-type="float">
            <text:p>1088.3639217636</text:p>
          </table:table-cell>
          <table:table-cell office:value-type="float" office:value="1074.9971790973" calcext:value-type="float">
            <text:p>1074.9971790973</text:p>
          </table:table-cell>
          <table:table-cell office:value-type="float" office:value="1057.71665534015" calcext:value-type="float">
            <text:p>1057.7166553402</text:p>
          </table:table-cell>
          <table:table-cell office:value-type="float" office:value="1084.48555742409" calcext:value-type="float">
            <text:p>1084.4855574241</text:p>
          </table:table-cell>
          <table:table-cell office:value-type="float" office:value="1065.83966781585" calcext:value-type="float">
            <text:p>1065.8396678159</text:p>
          </table:table-cell>
          <table:table-cell office:value-type="float" office:value="1057.31755815281" calcext:value-type="float">
            <text:p>1057.3175581528</text:p>
          </table:table-cell>
          <table:table-cell office:value-type="float" office:value="1098.41051862359" calcext:value-type="float">
            <text:p>1098.4105186236</text:p>
          </table:table-cell>
          <table:table-cell office:value-type="float" office:value="1077.0986852124" calcext:value-type="float">
            <text:p>1077.0986852124</text:p>
          </table:table-cell>
          <table:table-cell office:value-type="float" office:value="1062.95556913678" calcext:value-type="float">
            <text:p>1062.9555691368</text:p>
          </table:table-cell>
          <table:table-cell office:value-type="float" office:value="1033.72432296531" calcext:value-type="float">
            <text:p>1033.7243229653</text:p>
          </table:table-cell>
          <table:table-cell office:value-type="float" office:value="1062.65208500586" calcext:value-type="float">
            <text:p>1062.6520850059</text:p>
          </table:table-cell>
          <table:table-cell office:value-type="float" office:value="1048.81795631501" calcext:value-type="float">
            <text:p>1048.817956315</text:p>
          </table:table-cell>
          <table:table-cell office:value-type="float" office:value="1036.5769935487" calcext:value-type="float">
            <text:p>1036.5769935487</text:p>
          </table:table-cell>
          <table:table-cell office:value-type="float" office:value="1064.83868464223" calcext:value-type="float">
            <text:p>1064.8386846422</text:p>
          </table:table-cell>
          <table:table-cell office:value-type="float" office:value="1038.45002662509" calcext:value-type="float">
            <text:p>1038.4500266251</text:p>
          </table:table-cell>
          <table:table-cell office:value-type="float" office:value="1090.04024925118" calcext:value-type="float">
            <text:p>1090.0402492512</text:p>
          </table:table-cell>
          <table:table-cell office:value-type="float" office:value="1092.65581131561" calcext:value-type="float">
            <text:p>1092.6558113156</text:p>
          </table:table-cell>
          <table:table-cell office:value-type="float" office:value="1051.11370945388" calcext:value-type="float">
            <text:p>1051.1137094539</text:p>
          </table:table-cell>
        </table:table-row>
        <table:table-row table:style-name="ro1">
          <table:table-cell office:value-type="float" office:value="1057.22451201208" calcext:value-type="float">
            <text:p>1057.2245120121</text:p>
          </table:table-cell>
          <table:table-cell office:value-type="float" office:value="1063.11195629443" calcext:value-type="float">
            <text:p>1063.1119562944</text:p>
          </table:table-cell>
          <table:table-cell office:value-type="float" office:value="1088.00505269202" calcext:value-type="float">
            <text:p>1088.005052692</text:p>
          </table:table-cell>
          <table:table-cell office:value-type="float" office:value="1077.57442788849" calcext:value-type="float">
            <text:p>1077.5744278885</text:p>
          </table:table-cell>
          <table:table-cell office:value-type="float" office:value="1057.7199874005" calcext:value-type="float">
            <text:p>1057.7199874005</text:p>
          </table:table-cell>
          <table:table-cell office:value-type="float" office:value="1067.41118283587" calcext:value-type="float">
            <text:p>1067.4111828359</text:p>
          </table:table-cell>
          <table:table-cell office:value-type="float" office:value="1065.608283068" calcext:value-type="float">
            <text:p>1065.608283068</text:p>
          </table:table-cell>
          <table:table-cell office:value-type="float" office:value="1057.55312510913" calcext:value-type="float">
            <text:p>1057.5531251091</text:p>
          </table:table-cell>
          <table:table-cell office:value-type="float" office:value="1096.6892795404" calcext:value-type="float">
            <text:p>1096.6892795404</text:p>
          </table:table-cell>
          <table:table-cell office:value-type="float" office:value="1077.36857364206" calcext:value-type="float">
            <text:p>1077.3685736421</text:p>
          </table:table-cell>
          <table:table-cell office:value-type="float" office:value="1063.95299049694" calcext:value-type="float">
            <text:p>1063.9529904969</text:p>
          </table:table-cell>
          <table:table-cell office:value-type="float" office:value="1031.93358671786" calcext:value-type="float">
            <text:p>1031.9335867179</text:p>
          </table:table-cell>
          <table:table-cell office:value-type="float" office:value="1046.29881484156" calcext:value-type="float">
            <text:p>1046.2988148416</text:p>
          </table:table-cell>
          <table:table-cell office:value-type="float" office:value="1049.55607155571" calcext:value-type="float">
            <text:p>1049.5560715557</text:p>
          </table:table-cell>
          <table:table-cell office:value-type="float" office:value="1036.80618450862" calcext:value-type="float">
            <text:p>1036.8061845086</text:p>
          </table:table-cell>
          <table:table-cell office:value-type="float" office:value="1064.83717735427" calcext:value-type="float">
            <text:p>1064.8371773543</text:p>
          </table:table-cell>
          <table:table-cell office:value-type="float" office:value="1028.76159281137" calcext:value-type="float">
            <text:p>1028.7615928114</text:p>
          </table:table-cell>
          <table:table-cell office:value-type="float" office:value="1089.28683187639" calcext:value-type="float">
            <text:p>1089.2868318764</text:p>
          </table:table-cell>
          <table:table-cell office:value-type="float" office:value="1089.8430831555" calcext:value-type="float">
            <text:p>1089.8430831555</text:p>
          </table:table-cell>
          <table:table-cell office:value-type="float" office:value="1052.10786460818" calcext:value-type="float">
            <text:p>1052.1078646082</text:p>
          </table:table-cell>
        </table:table-row>
        <table:table-row table:style-name="ro1">
          <table:table-cell office:value-type="float" office:value="1057.29287327527" calcext:value-type="float">
            <text:p>1057.2928732753</text:p>
          </table:table-cell>
          <table:table-cell office:value-type="float" office:value="1061.07555211963" calcext:value-type="float">
            <text:p>1061.0755521196</text:p>
          </table:table-cell>
          <table:table-cell office:value-type="float" office:value="1086.81929753878" calcext:value-type="float">
            <text:p>1086.8192975388</text:p>
          </table:table-cell>
          <table:table-cell office:value-type="float" office:value="1063.54198647257" calcext:value-type="float">
            <text:p>1063.5419864726</text:p>
          </table:table-cell>
          <table:table-cell office:value-type="float" office:value="1057.52576019833" calcext:value-type="float">
            <text:p>1057.5257601983</text:p>
          </table:table-cell>
          <table:table-cell office:value-type="float" office:value="1059.68202372908" calcext:value-type="float">
            <text:p>1059.6820237291</text:p>
          </table:table-cell>
          <table:table-cell office:value-type="float" office:value="1064.49392857645" calcext:value-type="float">
            <text:p>1064.4939285765</text:p>
          </table:table-cell>
          <table:table-cell office:value-type="float" office:value="1057.34325022448" calcext:value-type="float">
            <text:p>1057.3432502245</text:p>
          </table:table-cell>
          <table:table-cell office:value-type="float" office:value="1094.10715068345" calcext:value-type="float">
            <text:p>1094.1071506835</text:p>
          </table:table-cell>
          <table:table-cell office:value-type="float" office:value="1077.59432366027" calcext:value-type="float">
            <text:p>1077.5943236603</text:p>
          </table:table-cell>
          <table:table-cell office:value-type="float" office:value="1067.7459625542" calcext:value-type="float">
            <text:p>1067.7459625542</text:p>
          </table:table-cell>
          <table:table-cell office:value-type="float" office:value="1032.66252785244" calcext:value-type="float">
            <text:p>1032.6625278524</text:p>
          </table:table-cell>
          <table:table-cell office:value-type="float" office:value="1047.25560030168" calcext:value-type="float">
            <text:p>1047.2556003017</text:p>
          </table:table-cell>
          <table:table-cell office:value-type="float" office:value="1048.56805815617" calcext:value-type="float">
            <text:p>1048.5680581562</text:p>
          </table:table-cell>
          <table:table-cell office:value-type="float" office:value="1037.33171844846" calcext:value-type="float">
            <text:p>1037.3317184485</text:p>
          </table:table-cell>
          <table:table-cell office:value-type="float" office:value="1056.31875470835" calcext:value-type="float">
            <text:p>1056.3187547084</text:p>
          </table:table-cell>
          <table:table-cell office:value-type="float" office:value="1028.5697574338" calcext:value-type="float">
            <text:p>1028.5697574338</text:p>
          </table:table-cell>
          <table:table-cell office:value-type="float" office:value="1088.39651812675" calcext:value-type="float">
            <text:p>1088.3965181268</text:p>
          </table:table-cell>
          <table:table-cell office:value-type="float" office:value="1087.9506661736" calcext:value-type="float">
            <text:p>1087.9506661736</text:p>
          </table:table-cell>
          <table:table-cell office:value-type="float" office:value="1053.93923318605" calcext:value-type="float">
            <text:p>1053.9392331861</text:p>
          </table:table-cell>
        </table:table-row>
        <table:table-row table:style-name="ro1">
          <table:table-cell office:value-type="float" office:value="1056.74297857863" calcext:value-type="float">
            <text:p>1056.7429785786</text:p>
          </table:table-cell>
          <table:table-cell office:value-type="float" office:value="1061.00422226574" calcext:value-type="float">
            <text:p>1061.0042222657</text:p>
          </table:table-cell>
          <table:table-cell office:value-type="float" office:value="1085.33108228656" calcext:value-type="float">
            <text:p>1085.3310822866</text:p>
          </table:table-cell>
          <table:table-cell office:value-type="float" office:value="1065.05461941277" calcext:value-type="float">
            <text:p>1065.0546194128</text:p>
          </table:table-cell>
          <table:table-cell office:value-type="float" office:value="1056.49741067839" calcext:value-type="float">
            <text:p>1056.4974106784</text:p>
          </table:table-cell>
          <table:table-cell office:value-type="float" office:value="1057.87123800315" calcext:value-type="float">
            <text:p>1057.8712380032</text:p>
          </table:table-cell>
          <table:table-cell office:value-type="float" office:value="1066.84158587747" calcext:value-type="float">
            <text:p>1066.8415858775</text:p>
          </table:table-cell>
          <table:table-cell office:value-type="float" office:value="1058.33317284522" calcext:value-type="float">
            <text:p>1058.3331728452</text:p>
          </table:table-cell>
          <table:table-cell office:value-type="float" office:value="1085.19869987692" calcext:value-type="float">
            <text:p>1085.1986998769</text:p>
          </table:table-cell>
          <table:table-cell office:value-type="float" office:value="1077.15660497213" calcext:value-type="float">
            <text:p>1077.1566049721</text:p>
          </table:table-cell>
          <table:table-cell office:value-type="float" office:value="1067.99730520266" calcext:value-type="float">
            <text:p>1067.9973052027</text:p>
          </table:table-cell>
          <table:table-cell office:value-type="float" office:value="1032.91048410182" calcext:value-type="float">
            <text:p>1032.9104841018</text:p>
          </table:table-cell>
          <table:table-cell office:value-type="float" office:value="1043.12852203267" calcext:value-type="float">
            <text:p>1043.1285220327</text:p>
          </table:table-cell>
          <table:table-cell office:value-type="float" office:value="1046.94675977266" calcext:value-type="float">
            <text:p>1046.9467597727</text:p>
          </table:table-cell>
          <table:table-cell office:value-type="float" office:value="1030.42222847548" calcext:value-type="float">
            <text:p>1030.4222284755</text:p>
          </table:table-cell>
          <table:table-cell office:value-type="float" office:value="1044.01250930626" calcext:value-type="float">
            <text:p>1044.0125093063</text:p>
          </table:table-cell>
          <table:table-cell office:value-type="float" office:value="1028.49717091172" calcext:value-type="float">
            <text:p>1028.4971709117</text:p>
          </table:table-cell>
          <table:table-cell office:value-type="float" office:value="1073.95641268953" calcext:value-type="float">
            <text:p>1073.9564126895</text:p>
          </table:table-cell>
          <table:table-cell office:value-type="float" office:value="1090.56350550215" calcext:value-type="float">
            <text:p>1090.5635055022</text:p>
          </table:table-cell>
          <table:table-cell office:value-type="float" office:value="1055.46534320041" calcext:value-type="float">
            <text:p>1055.4653432004</text:p>
          </table:table-cell>
        </table:table-row>
        <table:table-row table:style-name="ro1">
          <table:table-cell office:value-type="float" office:value="1056.74297857863" calcext:value-type="float">
            <text:p>1056.7429785786</text:p>
          </table:table-cell>
          <table:table-cell office:value-type="float" office:value="1059.44458886458" calcext:value-type="float">
            <text:p>1059.4445888646</text:p>
          </table:table-cell>
          <table:table-cell office:value-type="float" office:value="1082.80981521203" calcext:value-type="float">
            <text:p>1082.809815212</text:p>
          </table:table-cell>
          <table:table-cell office:value-type="float" office:value="1062.70125731124" calcext:value-type="float">
            <text:p>1062.7012573112</text:p>
          </table:table-cell>
          <table:table-cell office:value-type="float" office:value="1040.15959128034" calcext:value-type="float">
            <text:p>1040.1595912803</text:p>
          </table:table-cell>
          <table:table-cell office:value-type="float" office:value="1040.74827203692" calcext:value-type="float">
            <text:p>1040.7482720369</text:p>
          </table:table-cell>
          <table:table-cell office:value-type="float" office:value="1065.8379218137" calcext:value-type="float">
            <text:p>1065.8379218137</text:p>
          </table:table-cell>
          <table:table-cell office:value-type="float" office:value="1057.98812033998" calcext:value-type="float">
            <text:p>1057.98812034</text:p>
          </table:table-cell>
          <table:table-cell office:value-type="float" office:value="1084.78333454786" calcext:value-type="float">
            <text:p>1084.7833345479</text:p>
          </table:table-cell>
          <table:table-cell office:value-type="float" office:value="1077.28621082345" calcext:value-type="float">
            <text:p>1077.2862108235</text:p>
          </table:table-cell>
          <table:table-cell office:value-type="float" office:value="1066.41560557725" calcext:value-type="float">
            <text:p>1066.4156055773</text:p>
          </table:table-cell>
          <table:table-cell office:value-type="float" office:value="1019.71246407879" calcext:value-type="float">
            <text:p>1019.7124640788</text:p>
          </table:table-cell>
          <table:table-cell office:value-type="float" office:value="1047.07076422861" calcext:value-type="float">
            <text:p>1047.0707642286</text:p>
          </table:table-cell>
          <table:table-cell office:value-type="float" office:value="1046.94675977266" calcext:value-type="float">
            <text:p>1046.9467597727</text:p>
          </table:table-cell>
          <table:table-cell office:value-type="float" office:value="1026.65187200849" calcext:value-type="float">
            <text:p>1026.6518720085</text:p>
          </table:table-cell>
          <table:table-cell office:value-type="float" office:value="1042.84983694801" calcext:value-type="float">
            <text:p>1042.849836948</text:p>
          </table:table-cell>
          <table:table-cell office:value-type="float" office:value="1025.71740539785" calcext:value-type="float">
            <text:p>1025.7174053979</text:p>
          </table:table-cell>
          <table:table-cell office:value-type="float" office:value="1079.90525223705" calcext:value-type="float">
            <text:p>1079.9052522371</text:p>
          </table:table-cell>
          <table:table-cell office:value-type="float" office:value="1089.75713117996" calcext:value-type="float">
            <text:p>1089.75713118</text:p>
          </table:table-cell>
          <table:table-cell office:value-type="float" office:value="1055.59561441183" calcext:value-type="float">
            <text:p>1055.5956144118</text:p>
          </table:table-cell>
        </table:table-row>
        <table:table-row table:style-name="ro1">
          <table:table-cell office:value-type="float" office:value="1056.74297857863" calcext:value-type="float">
            <text:p>1056.7429785786</text:p>
          </table:table-cell>
          <table:table-cell office:value-type="float" office:value="1059.44458886458" calcext:value-type="float">
            <text:p>1059.4445888646</text:p>
          </table:table-cell>
          <table:table-cell office:value-type="float" office:value="1083.01972290737" calcext:value-type="float">
            <text:p>1083.0197229074</text:p>
          </table:table-cell>
          <table:table-cell office:value-type="float" office:value="1060.35210341812" calcext:value-type="float">
            <text:p>1060.3521034181</text:p>
          </table:table-cell>
          <table:table-cell office:value-type="float" office:value="1039.36662210851" calcext:value-type="float">
            <text:p>1039.3666221085</text:p>
          </table:table-cell>
          <table:table-cell office:value-type="float" office:value="1041.70952331289" calcext:value-type="float">
            <text:p>1041.7095233129</text:p>
          </table:table-cell>
          <table:table-cell office:value-type="float" office:value="1065.9359122175" calcext:value-type="float">
            <text:p>1065.9359122175</text:p>
          </table:table-cell>
          <table:table-cell office:value-type="float" office:value="1052.7401713953" calcext:value-type="float">
            <text:p>1052.7401713953</text:p>
          </table:table-cell>
          <table:table-cell office:value-type="float" office:value="1066.59745378761" calcext:value-type="float">
            <text:p>1066.5974537876</text:p>
          </table:table-cell>
          <table:table-cell office:value-type="float" office:value="1075.96116264587" calcext:value-type="float">
            <text:p>1075.9611626459</text:p>
          </table:table-cell>
          <table:table-cell office:value-type="float" office:value="1066.44723452303" calcext:value-type="float">
            <text:p>1066.447234523</text:p>
          </table:table-cell>
          <table:table-cell office:value-type="float" office:value="1017.92611032969" calcext:value-type="float">
            <text:p>1017.9261103297</text:p>
          </table:table-cell>
          <table:table-cell office:value-type="float" office:value="1045.81755430015" calcext:value-type="float">
            <text:p>1045.8175543002</text:p>
          </table:table-cell>
          <table:table-cell office:value-type="float" office:value="1046.93888015284" calcext:value-type="float">
            <text:p>1046.9388801528</text:p>
          </table:table-cell>
          <table:table-cell office:value-type="float" office:value="1025.83257444014" calcext:value-type="float">
            <text:p>1025.8325744401</text:p>
          </table:table-cell>
          <table:table-cell office:value-type="float" office:value="1041.51371722256" calcext:value-type="float">
            <text:p>1041.5137172226</text:p>
          </table:table-cell>
          <table:table-cell office:value-type="float" office:value="1027.94992525146" calcext:value-type="float">
            <text:p>1027.9499252515</text:p>
          </table:table-cell>
          <table:table-cell office:value-type="float" office:value="1080.19119806148" calcext:value-type="float">
            <text:p>1080.1911980615</text:p>
          </table:table-cell>
          <table:table-cell office:value-type="float" office:value="1090.28499972225" calcext:value-type="float">
            <text:p>1090.2849997223</text:p>
          </table:table-cell>
          <table:table-cell office:value-type="float" office:value="1054.99466560139" calcext:value-type="float">
            <text:p>1054.9946656014</text:p>
          </table:table-cell>
        </table:table-row>
        <table:table-row table:style-name="ro1">
          <table:table-cell office:value-type="float" office:value="1056.74297857863" calcext:value-type="float">
            <text:p>1056.7429785786</text:p>
          </table:table-cell>
          <table:table-cell office:value-type="float" office:value="1046.86612296919" calcext:value-type="float">
            <text:p>1046.8661229692</text:p>
          </table:table-cell>
          <table:table-cell office:value-type="float" office:value="1082.59512222854" calcext:value-type="float">
            <text:p>1082.5951222285</text:p>
          </table:table-cell>
          <table:table-cell office:value-type="float" office:value="1061.4796121159" calcext:value-type="float">
            <text:p>1061.4796121159</text:p>
          </table:table-cell>
          <table:table-cell office:value-type="float" office:value="1038.00805758245" calcext:value-type="float">
            <text:p>1038.0080575825</text:p>
          </table:table-cell>
          <table:table-cell office:value-type="float" office:value="1038.2727877947" calcext:value-type="float">
            <text:p>1038.2727877947</text:p>
          </table:table-cell>
          <table:table-cell office:value-type="float" office:value="1066.63231073452" calcext:value-type="float">
            <text:p>1066.6323107345</text:p>
          </table:table-cell>
          <table:table-cell office:value-type="float" office:value="1054.3339961107" calcext:value-type="float">
            <text:p>1054.3339961107</text:p>
          </table:table-cell>
          <table:table-cell office:value-type="float" office:value="1066.89909555402" calcext:value-type="float">
            <text:p>1066.899095554</text:p>
          </table:table-cell>
          <table:table-cell office:value-type="float" office:value="1076.43047403488" calcext:value-type="float">
            <text:p>1076.4304740349</text:p>
          </table:table-cell>
          <table:table-cell office:value-type="float" office:value="1064.84265068228" calcext:value-type="float">
            <text:p>1064.8426506823</text:p>
          </table:table-cell>
          <table:table-cell office:value-type="float" office:value="1020.12478210482" calcext:value-type="float">
            <text:p>1020.1247821048</text:p>
          </table:table-cell>
          <table:table-cell office:value-type="float" office:value="1045.82960847562" calcext:value-type="float">
            <text:p>1045.8296084756</text:p>
          </table:table-cell>
          <table:table-cell office:value-type="float" office:value="1047.15227907393" calcext:value-type="float">
            <text:p>1047.1522790739</text:p>
          </table:table-cell>
          <table:table-cell office:value-type="float" office:value="1023.94893856046" calcext:value-type="float">
            <text:p>1023.9489385605</text:p>
          </table:table-cell>
          <table:table-cell office:value-type="float" office:value="1037.92220888526" calcext:value-type="float">
            <text:p>1037.9222088853</text:p>
          </table:table-cell>
          <table:table-cell office:value-type="float" office:value="1027.79763503932" calcext:value-type="float">
            <text:p>1027.7976350393</text:p>
          </table:table-cell>
          <table:table-cell office:value-type="float" office:value="1081.19207134535" calcext:value-type="float">
            <text:p>1081.1920713454</text:p>
          </table:table-cell>
          <table:table-cell office:value-type="float" office:value="1089.69567623874" calcext:value-type="float">
            <text:p>1089.6956762387</text:p>
          </table:table-cell>
          <table:table-cell office:value-type="float" office:value="1051.72108666396" calcext:value-type="float">
            <text:p>1051.721086664</text:p>
          </table:table-cell>
        </table:table-row>
        <table:table-row table:style-name="ro1">
          <table:table-cell office:value-type="float" office:value="1056.93629963584" calcext:value-type="float">
            <text:p>1056.9362996358</text:p>
          </table:table-cell>
          <table:table-cell office:value-type="float" office:value="0" calcext:value-type="float">
            <text:p>0</text:p>
          </table:table-cell>
          <table:table-cell office:value-type="float" office:value="1081.87794930489" calcext:value-type="float">
            <text:p>1081.8779493049</text:p>
          </table:table-cell>
          <table:table-cell office:value-type="float" office:value="0" calcext:value-type="float">
            <text:p>0</text:p>
          </table:table-cell>
          <table:table-cell office:value-type="float" office:value="1038.95348312727" calcext:value-type="float">
            <text:p>1038.9534831273</text:p>
          </table:table-cell>
          <table:table-cell office:value-type="float" office:value="1038.38306610167" calcext:value-type="float">
            <text:p>1038.3830661017</text:p>
          </table:table-cell>
          <table:table-cell office:value-type="float" office:value="0" calcext:value-type="float">
            <text:p>0</text:p>
          </table:table-cell>
          <table:table-cell office:value-type="float" office:value="1055.30332765593" calcext:value-type="float">
            <text:p>1055.3033276559</text:p>
          </table:table-cell>
          <table:table-cell office:value-type="float" office:value="0" calcext:value-type="float">
            <text:p>0</text:p>
          </table:table-cell>
          <table:table-cell office:value-type="float" office:value="1072.73142005941" calcext:value-type="float">
            <text:p>1072.7314200594</text:p>
          </table:table-cell>
          <table:table-cell office:value-type="float" office:value="1063.15258189156" calcext:value-type="float">
            <text:p>1063.1525818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.2930040798" calcext:value-type="float">
            <text:p>1035.2930040798</text:p>
          </table:table-cell>
          <table:table-cell office:value-type="float" office:value="1022.39352447749" calcext:value-type="float">
            <text:p>1022.3935244775</text:p>
          </table:table-cell>
          <table:table-cell office:value-type="float" office:value="1038.89603215365" calcext:value-type="float">
            <text:p>1038.8960321537</text:p>
          </table:table-cell>
          <table:table-cell office:value-type="float" office:value="0" calcext:value-type="float">
            <text:p>0</text:p>
          </table:table-cell>
          <table:table-cell office:value-type="float" office:value="1078.5311998742" calcext:value-type="float">
            <text:p>1078.5311998742</text:p>
          </table:table-cell>
          <table:table-cell office:value-type="float" office:value="1088.63457561201" calcext:value-type="float">
            <text:p>1088.634575612</text:p>
          </table:table-cell>
          <table:table-cell office:value-type="float" office:value="1062.72574167599" calcext:value-type="float">
            <text:p>1062.725741676</text:p>
          </table:table-cell>
        </table:table-row>
        <table:table-row table:style-name="ro1">
          <table:table-cell office:value-type="float" office:value="1056.93629963584" calcext:value-type="float">
            <text:p>1056.9362996358</text:p>
          </table:table-cell>
          <table:table-cell office:value-type="float" office:value="0" calcext:value-type="float">
            <text:p>0</text:p>
          </table:table-cell>
          <table:table-cell office:value-type="float" office:value="1081.85931512062" calcext:value-type="float">
            <text:p>1081.8593151206</text:p>
          </table:table-cell>
          <table:table-cell office:value-type="float" office:value="0" calcext:value-type="float">
            <text:p>0</text:p>
          </table:table-cell>
          <table:table-cell office:value-type="float" office:value="1038.57948431298" calcext:value-type="float">
            <text:p>1038.579484313</text:p>
          </table:table-cell>
          <table:table-cell office:value-type="float" office:value="1035.43473744452" calcext:value-type="float">
            <text:p>1035.4347374445</text:p>
          </table:table-cell>
          <table:table-cell office:value-type="float" office:value="0" calcext:value-type="float">
            <text:p>0</text:p>
          </table:table-cell>
          <table:table-cell office:value-type="float" office:value="1054.89833451973" calcext:value-type="float">
            <text:p>1054.8983345197</text:p>
          </table:table-cell>
          <table:table-cell office:value-type="float" office:value="0" calcext:value-type="float">
            <text:p>0</text:p>
          </table:table-cell>
          <table:table-cell office:value-type="float" office:value="1072.41984906133" calcext:value-type="float">
            <text:p>1072.4198490613</text:p>
          </table:table-cell>
          <table:table-cell office:value-type="float" office:value="1062.58971395383" calcext:value-type="float">
            <text:p>1062.5897139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.37865398515" calcext:value-type="float">
            <text:p>1035.3786539852</text:p>
          </table:table-cell>
          <table:table-cell office:value-type="float" office:value="1023.69072671121" calcext:value-type="float">
            <text:p>1023.6907267112</text:p>
          </table:table-cell>
          <table:table-cell office:value-type="float" office:value="1039.57854319627" calcext:value-type="float">
            <text:p>1039.5785431963</text:p>
          </table:table-cell>
          <table:table-cell office:value-type="float" office:value="0" calcext:value-type="float">
            <text:p>0</text:p>
          </table:table-cell>
          <table:table-cell office:value-type="float" office:value="1078.38590272871" calcext:value-type="float">
            <text:p>1078.3859027287</text:p>
          </table:table-cell>
          <table:table-cell office:value-type="float" office:value="1088.50511086058" calcext:value-type="float">
            <text:p>1088.5051108606</text:p>
          </table:table-cell>
          <table:table-cell office:value-type="float" office:value="1062.78990709845" calcext:value-type="float">
            <text:p>1062.7899070985</text:p>
          </table:table-cell>
        </table:table-row>
        <table:table-row table:style-name="ro1">
          <table:table-cell office:value-type="float" office:value="1055.29427199765" calcext:value-type="float">
            <text:p>1055.2942719977</text:p>
          </table:table-cell>
          <table:table-cell office:value-type="float" office:value="0" calcext:value-type="float">
            <text:p>0</text:p>
          </table:table-cell>
          <table:table-cell office:value-type="float" office:value="1081.50901025107" calcext:value-type="float">
            <text:p>1081.5090102511</text:p>
          </table:table-cell>
          <table:table-cell office:value-type="float" office:value="0" calcext:value-type="float">
            <text:p>0</text:p>
          </table:table-cell>
          <table:table-cell office:value-type="float" office:value="1038.0991192568" calcext:value-type="float">
            <text:p>1038.0991192568</text:p>
          </table:table-cell>
          <table:table-cell office:value-type="float" office:value="1032.50846946723" calcext:value-type="float">
            <text:p>1032.5084694672</text:p>
          </table:table-cell>
          <table:table-cell office:value-type="float" office:value="0" calcext:value-type="float">
            <text:p>0</text:p>
          </table:table-cell>
          <table:table-cell office:value-type="float" office:value="1051.73268755651" calcext:value-type="float">
            <text:p>1051.7326875565</text:p>
          </table:table-cell>
          <table:table-cell office:value-type="float" office:value="0" calcext:value-type="float">
            <text:p>0</text:p>
          </table:table-cell>
          <table:table-cell office:value-type="float" office:value="1071.62537714703" calcext:value-type="float">
            <text:p>1071.625377147</text:p>
          </table:table-cell>
          <table:table-cell office:value-type="float" office:value="1062.05656185896" calcext:value-type="float">
            <text:p>1062.05656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.26206256225" calcext:value-type="float">
            <text:p>1032.2620625623</text:p>
          </table:table-cell>
          <table:table-cell office:value-type="float" office:value="1023.35732200958" calcext:value-type="float">
            <text:p>1023.3573220096</text:p>
          </table:table-cell>
          <table:table-cell office:value-type="float" office:value="1042.15346759968" calcext:value-type="float">
            <text:p>1042.1534675997</text:p>
          </table:table-cell>
          <table:table-cell office:value-type="float" office:value="0" calcext:value-type="float">
            <text:p>0</text:p>
          </table:table-cell>
          <table:table-cell office:value-type="float" office:value="1078.3844766727" calcext:value-type="float">
            <text:p>1078.3844766727</text:p>
          </table:table-cell>
          <table:table-cell office:value-type="float" office:value="1087.54730793888" calcext:value-type="float">
            <text:p>1087.5473079389</text:p>
          </table:table-cell>
          <table:table-cell office:value-type="float" office:value="1061.88373694355" calcext:value-type="float">
            <text:p>1061.8837369436</text:p>
          </table:table-cell>
        </table:table-row>
        <table:table-row table:style-name="ro1">
          <table:table-cell office:value-type="float" office:value="1054.87505142285" calcext:value-type="float">
            <text:p>1054.8750514229</text:p>
          </table:table-cell>
          <table:table-cell office:value-type="float" office:value="0" calcext:value-type="float">
            <text:p>0</text:p>
          </table:table-cell>
          <table:table-cell office:value-type="float" office:value="1080.50200160003" calcext:value-type="float">
            <text:p>1080.5020016</text:p>
          </table:table-cell>
          <table:table-cell office:value-type="float" office:value="0" calcext:value-type="float">
            <text:p>0</text:p>
          </table:table-cell>
          <table:table-cell office:value-type="float" office:value="1036.28490882439" calcext:value-type="float">
            <text:p>1036.2849088244</text:p>
          </table:table-cell>
          <table:table-cell office:value-type="float" office:value="1027.51969228288" calcext:value-type="float">
            <text:p>1027.5196922829</text:p>
          </table:table-cell>
          <table:table-cell office:value-type="float" office:value="0" calcext:value-type="float">
            <text:p>0</text:p>
          </table:table-cell>
          <table:table-cell office:value-type="float" office:value="1049.47846754401" calcext:value-type="float">
            <text:p>1049.478467544</text:p>
          </table:table-cell>
          <table:table-cell office:value-type="float" office:value="0" calcext:value-type="float">
            <text:p>0</text:p>
          </table:table-cell>
          <table:table-cell office:value-type="float" office:value="1071.81928650846" calcext:value-type="float">
            <text:p>1071.8192865085</text:p>
          </table:table-cell>
          <table:table-cell office:value-type="float" office:value="1059.30446940045" calcext:value-type="float">
            <text:p>1059.3044694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.42695710632" calcext:value-type="float">
            <text:p>1028.4269571063</text:p>
          </table:table-cell>
          <table:table-cell office:value-type="float" office:value="1018.92916690274" calcext:value-type="float">
            <text:p>1018.9291669027</text:p>
          </table:table-cell>
          <table:table-cell office:value-type="float" office:value="1042.36820599739" calcext:value-type="float">
            <text:p>1042.3682059974</text:p>
          </table:table-cell>
          <table:table-cell office:value-type="float" office:value="0" calcext:value-type="float">
            <text:p>0</text:p>
          </table:table-cell>
          <table:table-cell office:value-type="float" office:value="1079.60174028603" calcext:value-type="float">
            <text:p>1079.601740286</text:p>
          </table:table-cell>
          <table:table-cell office:value-type="float" office:value="1087.2952895413" calcext:value-type="float">
            <text:p>1087.2952895413</text:p>
          </table:table-cell>
          <table:table-cell office:value-type="float" office:value="1062.4810670462" calcext:value-type="float">
            <text:p>1062.4810670462</text:p>
          </table:table-cell>
        </table:table-row>
        <table:table-row table:style-name="ro1">
          <table:table-cell office:value-type="float" office:value="1052.21236428901" calcext:value-type="float">
            <text:p>1052.212364289</text:p>
          </table:table-cell>
          <table:table-cell office:value-type="float" office:value="0" calcext:value-type="float">
            <text:p>0</text:p>
          </table:table-cell>
          <table:table-cell office:value-type="float" office:value="1077.90529407578" calcext:value-type="float">
            <text:p>1077.9052940758</text:p>
          </table:table-cell>
          <table:table-cell office:value-type="float" office:value="0" calcext:value-type="float">
            <text:p>0</text:p>
          </table:table-cell>
          <table:table-cell office:value-type="float" office:value="1035.67826864643" calcext:value-type="float">
            <text:p>1035.6782686464</text:p>
          </table:table-cell>
          <table:table-cell office:value-type="float" office:value="1013.43875605885" calcext:value-type="float">
            <text:p>1013.4387560589</text:p>
          </table:table-cell>
          <table:table-cell office:value-type="float" office:value="0" calcext:value-type="float">
            <text:p>0</text:p>
          </table:table-cell>
          <table:table-cell office:value-type="float" office:value="1050.49917335912" calcext:value-type="float">
            <text:p>1050.4991733591</text:p>
          </table:table-cell>
          <table:table-cell office:value-type="float" office:value="0" calcext:value-type="float">
            <text:p>0</text:p>
          </table:table-cell>
          <table:table-cell office:value-type="float" office:value="1070.54789571096" calcext:value-type="float">
            <text:p>1070.547895711</text:p>
          </table:table-cell>
          <table:table-cell office:value-type="float" office:value="1057.51091306164" calcext:value-type="float">
            <text:p>1057.510913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.13162781817" calcext:value-type="float">
            <text:p>1027.1316278182</text:p>
          </table:table-cell>
          <table:table-cell office:value-type="float" office:value="1017.58734676666" calcext:value-type="float">
            <text:p>1017.5873467667</text:p>
          </table:table-cell>
          <table:table-cell office:value-type="float" office:value="1044.17886707271" calcext:value-type="float">
            <text:p>1044.1788670727</text:p>
          </table:table-cell>
          <table:table-cell office:value-type="float" office:value="0" calcext:value-type="float">
            <text:p>0</text:p>
          </table:table-cell>
          <table:table-cell office:value-type="float" office:value="1078.2542362677" calcext:value-type="float">
            <text:p>1078.2542362677</text:p>
          </table:table-cell>
          <table:table-cell office:value-type="float" office:value="1085.35434678656" calcext:value-type="float">
            <text:p>1085.3543467866</text:p>
          </table:table-cell>
          <table:table-cell office:value-type="float" office:value="1062.68194487542" calcext:value-type="float">
            <text:p>1062.6819448754</text:p>
          </table:table-cell>
        </table:table-row>
        <table:table-row table:style-name="ro1">
          <table:table-cell office:value-type="float" office:value="1050.05350600368" calcext:value-type="float">
            <text:p>1050.0535060037</text:p>
          </table:table-cell>
          <table:table-cell office:value-type="float" office:value="0" calcext:value-type="float">
            <text:p>0</text:p>
          </table:table-cell>
          <table:table-cell office:value-type="float" office:value="1077.818186583" calcext:value-type="float">
            <text:p>1077.818186583</text:p>
          </table:table-cell>
          <table:table-cell office:value-type="float" office:value="0" calcext:value-type="float">
            <text:p>0</text:p>
          </table:table-cell>
          <table:table-cell office:value-type="float" office:value="1035.65832990554" calcext:value-type="float">
            <text:p>1035.6583299055</text:p>
          </table:table-cell>
          <table:table-cell office:value-type="float" office:value="1009.90421107215" calcext:value-type="float">
            <text:p>1009.9042110722</text:p>
          </table:table-cell>
          <table:table-cell office:value-type="float" office:value="0" calcext:value-type="float">
            <text:p>0</text:p>
          </table:table-cell>
          <table:table-cell office:value-type="float" office:value="1048.93188952128" calcext:value-type="float">
            <text:p>1048.9318895213</text:p>
          </table:table-cell>
          <table:table-cell office:value-type="float" office:value="0" calcext:value-type="float">
            <text:p>0</text:p>
          </table:table-cell>
          <table:table-cell office:value-type="float" office:value="1073.01170471786" calcext:value-type="float">
            <text:p>1073.0117047179</text:p>
          </table:table-cell>
          <table:table-cell office:value-type="float" office:value="1055.36059060214" calcext:value-type="float">
            <text:p>1055.360590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.05134634677" calcext:value-type="float">
            <text:p>1027.0513463468</text:p>
          </table:table-cell>
          <table:table-cell office:value-type="float" office:value="1016.57925981877" calcext:value-type="float">
            <text:p>1016.5792598188</text:p>
          </table:table-cell>
          <table:table-cell office:value-type="float" office:value="1043.10555381208" calcext:value-type="float">
            <text:p>1043.1055538121</text:p>
          </table:table-cell>
          <table:table-cell office:value-type="float" office:value="0" calcext:value-type="float">
            <text:p>0</text:p>
          </table:table-cell>
          <table:table-cell office:value-type="float" office:value="1077.84974979506" calcext:value-type="float">
            <text:p>1077.8497497951</text:p>
          </table:table-cell>
          <table:table-cell office:value-type="float" office:value="1070.94552314483" calcext:value-type="float">
            <text:p>1070.9455231448</text:p>
          </table:table-cell>
          <table:table-cell office:value-type="float" office:value="1055.35938905174" calcext:value-type="float">
            <text:p>1055.3593890517</text:p>
          </table:table-cell>
        </table:table-row>
        <table:table-row table:style-name="ro1">
          <table:table-cell office:value-type="float" office:value="1054.18286486893" calcext:value-type="float">
            <text:p>1054.1828648689</text:p>
          </table:table-cell>
          <table:table-cell office:value-type="float" office:value="0" calcext:value-type="float">
            <text:p>0</text:p>
          </table:table-cell>
          <table:table-cell office:value-type="float" office:value="1078.85922648203" calcext:value-type="float">
            <text:p>1078.859226482</text:p>
          </table:table-cell>
          <table:table-cell office:value-type="float" office:value="0" calcext:value-type="float">
            <text:p>0</text:p>
          </table:table-cell>
          <table:table-cell office:value-type="float" office:value="1035.0310468431" calcext:value-type="float">
            <text:p>1035.0310468431</text:p>
          </table:table-cell>
          <table:table-cell office:value-type="float" office:value="1008.5500594112" calcext:value-type="float">
            <text:p>1008.5500594112</text:p>
          </table:table-cell>
          <table:table-cell office:value-type="float" office:value="0" calcext:value-type="float">
            <text:p>0</text:p>
          </table:table-cell>
          <table:table-cell office:value-type="float" office:value="1047.38731010547" calcext:value-type="float">
            <text:p>1047.3873101055</text:p>
          </table:table-cell>
          <table:table-cell office:value-type="float" office:value="0" calcext:value-type="float">
            <text:p>0</text:p>
          </table:table-cell>
          <table:table-cell office:value-type="float" office:value="1073.01173626237" calcext:value-type="float">
            <text:p>1073.0117362624</text:p>
          </table:table-cell>
          <table:table-cell office:value-type="float" office:value="1055.54039902128" calcext:value-type="float">
            <text:p>1055.540399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.39693335016" calcext:value-type="float">
            <text:p>1029.3969333502</text:p>
          </table:table-cell>
          <table:table-cell office:value-type="float" office:value="1018.10556969021" calcext:value-type="float">
            <text:p>1018.1055696902</text:p>
          </table:table-cell>
          <table:table-cell office:value-type="float" office:value="1042.73441072669" calcext:value-type="float">
            <text:p>1042.7344107267</text:p>
          </table:table-cell>
          <table:table-cell office:value-type="float" office:value="0" calcext:value-type="float">
            <text:p>0</text:p>
          </table:table-cell>
          <table:table-cell office:value-type="float" office:value="1077.4218089252" calcext:value-type="float">
            <text:p>1077.4218089252</text:p>
          </table:table-cell>
          <table:table-cell office:value-type="float" office:value="1071.79123633526" calcext:value-type="float">
            <text:p>1071.7912363353</text:p>
          </table:table-cell>
          <table:table-cell office:value-type="float" office:value="1055.71897199028" calcext:value-type="float">
            <text:p>1055.71897199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8.39167649718" calcext:value-type="float">
            <text:p>1068.3916764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5.5270254396" calcext:value-type="float">
            <text:p>1045.52702543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1.86768725996" calcext:value-type="float">
            <text:p>1041.867687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5.95839704753" calcext:value-type="float">
            <text:p>1065.9583970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1.73279576352" calcext:value-type="float">
            <text:p>1041.73279576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2.41555453957" calcext:value-type="float">
            <text:p>1042.41555453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3.37554228922" calcext:value-type="float">
            <text:p>1063.3755422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0.77430449583" calcext:value-type="float">
            <text:p>1040.77430449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7.307414215" calcext:value-type="float">
            <text:p>1037.307414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3.39403220786" calcext:value-type="float">
            <text:p>1063.3940322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0.8575181602" calcext:value-type="float">
            <text:p>1040.85751816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6.64663539323" calcext:value-type="float">
            <text:p>1036.64663539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3.72516093251" calcext:value-type="float">
            <text:p>1053.7251609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5.08174593209" calcext:value-type="float">
            <text:p>1035.08174593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1.84957625713" calcext:value-type="float">
            <text:p>1031.8495762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2.47086788415" calcext:value-type="float">
            <text:p>1042.47086788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5.4247619084" calcext:value-type="float">
            <text:p>1035.42476190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6.12884378558" calcext:value-type="float">
            <text:p>1036.12884378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9.53843782494" calcext:value-type="float">
            <text:p>1049.53843782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.48600756321" calcext:value-type="float">
            <text:p>1034.48600756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3.24481374229" calcext:value-type="float">
            <text:p>1023.24481374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342.910665926119" calcext:value-type="float">
            <text:p>342.9106659261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0.157828812434" calcext:value-type="float">
            <text:p>340.1578288124</text:p>
          </table:table-cell>
          <table:table-cell office:value-type="float" office:value="340.826083179086" calcext:value-type="float">
            <text:p>340.8260831791</text:p>
          </table:table-cell>
          <table:table-cell office:value-type="float" office:value="344.711548227582" calcext:value-type="float">
            <text:p>344.7115482276</text:p>
          </table:table-cell>
          <table:table-cell office:value-type="float" office:value="338.507610462057" calcext:value-type="float">
            <text:p>338.5076104621</text:p>
          </table:table-cell>
          <table:table-cell office:value-type="float" office:value="344.32197502527" calcext:value-type="float">
            <text:p>344.3219750253</text:p>
          </table:table-cell>
          <table:table-cell office:value-type="float" office:value="343.339385444822" calcext:value-type="float">
            <text:p>343.3393854448</text:p>
          </table:table-cell>
          <table:table-cell office:value-type="float" office:value="339.098793766344" calcext:value-type="float">
            <text:p>339.0987937663</text:p>
          </table:table-cell>
          <table:table-cell office:value-type="float" office:value="342.454720699384" calcext:value-type="float">
            <text:p>342.4547206994</text:p>
          </table:table-cell>
          <table:table-cell office:value-type="float" office:value="343.06413635339" calcext:value-type="float">
            <text:p>343.0641363534</text:p>
          </table:table-cell>
          <table:table-cell office:value-type="float" office:value="346.124940075485" calcext:value-type="float">
            <text:p>346.1249400755</text:p>
          </table:table-cell>
          <table:table-cell office:value-type="float" office:value="345.805399071521" calcext:value-type="float">
            <text:p>345.8053990715</text:p>
          </table:table-cell>
          <table:table-cell office:value-type="float" office:value="339.500417517503" calcext:value-type="float">
            <text:p>339.5004175175</text:p>
          </table:table-cell>
          <table:table-cell office:value-type="float" office:value="340.763477736599" calcext:value-type="float">
            <text:p>340.7634777366</text:p>
          </table:table-cell>
          <table:table-cell office:value-type="float" office:value="344.453428737568" calcext:value-type="float">
            <text:p>344.4534287376</text:p>
          </table:table-cell>
          <table:table-cell office:value-type="float" office:value="345.9708178941" calcext:value-type="float">
            <text:p>345.9708178941</text:p>
          </table:table-cell>
          <table:table-cell office:value-type="float" office:value="344.08007599947" calcext:value-type="float">
            <text:p>344.0800759995</text:p>
          </table:table-cell>
          <table:table-cell office:value-type="float" office:value="342.533937358053" calcext:value-type="float">
            <text:p>342.5339373581</text:p>
          </table:table-cell>
          <table:table-cell office:value-type="float" office:value="341.627810793219" calcext:value-type="float">
            <text:p>341.6278107932</text:p>
          </table:table-cell>
        </table:table-row>
        <table:table-row table:style-name="ro1">
          <table:table-cell office:value-type="float" office:value="343.566574344157" calcext:value-type="float">
            <text:p>343.5665743442</text:p>
          </table:table-cell>
          <table:table-cell office:value-type="float" office:value="343.000179678611" calcext:value-type="float">
            <text:p>343.0001796786</text:p>
          </table:table-cell>
          <table:table-cell office:value-type="float" office:value="339.955348303767" calcext:value-type="float">
            <text:p>339.9553483038</text:p>
          </table:table-cell>
          <table:table-cell office:value-type="float" office:value="342.430113805387" calcext:value-type="float">
            <text:p>342.4301138054</text:p>
          </table:table-cell>
          <table:table-cell office:value-type="float" office:value="345.438348857243" calcext:value-type="float">
            <text:p>345.4383488572</text:p>
          </table:table-cell>
          <table:table-cell office:value-type="float" office:value="351.638281661842" calcext:value-type="float">
            <text:p>351.6382816618</text:p>
          </table:table-cell>
          <table:table-cell office:value-type="float" office:value="345.410212303505" calcext:value-type="float">
            <text:p>345.4102123035</text:p>
          </table:table-cell>
          <table:table-cell office:value-type="float" office:value="349.088786205682" calcext:value-type="float">
            <text:p>349.0887862057</text:p>
          </table:table-cell>
          <table:table-cell office:value-type="float" office:value="335.132850818102" calcext:value-type="float">
            <text:p>335.1328508181</text:p>
          </table:table-cell>
          <table:table-cell office:value-type="float" office:value="342.721348510197" calcext:value-type="float">
            <text:p>342.7213485102</text:p>
          </table:table-cell>
          <table:table-cell office:value-type="float" office:value="344.616135158954" calcext:value-type="float">
            <text:p>344.616135159</text:p>
          </table:table-cell>
          <table:table-cell office:value-type="float" office:value="361.55579521439" calcext:value-type="float">
            <text:p>361.5557952144</text:p>
          </table:table-cell>
          <table:table-cell office:value-type="float" office:value="361.332851590063" calcext:value-type="float">
            <text:p>361.3328515901</text:p>
          </table:table-cell>
          <table:table-cell office:value-type="float" office:value="336.946659094938" calcext:value-type="float">
            <text:p>336.9466590949</text:p>
          </table:table-cell>
          <table:table-cell office:value-type="float" office:value="344.295383324472" calcext:value-type="float">
            <text:p>344.2953833245</text:p>
          </table:table-cell>
          <table:table-cell office:value-type="float" office:value="365.491080317025" calcext:value-type="float">
            <text:p>365.491080317</text:p>
          </table:table-cell>
          <table:table-cell office:value-type="float" office:value="358.365992804578" calcext:value-type="float">
            <text:p>358.3659928046</text:p>
          </table:table-cell>
          <table:table-cell office:value-type="float" office:value="345.395101233487" calcext:value-type="float">
            <text:p>345.3951012335</text:p>
          </table:table-cell>
          <table:table-cell office:value-type="float" office:value="340.915236690328" calcext:value-type="float">
            <text:p>340.9152366903</text:p>
          </table:table-cell>
          <table:table-cell office:value-type="float" office:value="341.627810793219" calcext:value-type="float">
            <text:p>341.6278107932</text:p>
          </table:table-cell>
        </table:table-row>
        <table:table-row table:style-name="ro1">
          <table:table-cell office:value-type="float" office:value="347.934906092371" calcext:value-type="float">
            <text:p>347.9349060924</text:p>
          </table:table-cell>
          <table:table-cell office:value-type="float" office:value="343.000179678611" calcext:value-type="float">
            <text:p>343.0001796786</text:p>
          </table:table-cell>
          <table:table-cell office:value-type="float" office:value="338.442571810492" calcext:value-type="float">
            <text:p>338.4425718105</text:p>
          </table:table-cell>
          <table:table-cell office:value-type="float" office:value="342.450475720947" calcext:value-type="float">
            <text:p>342.4504757209</text:p>
          </table:table-cell>
          <table:table-cell office:value-type="float" office:value="353.10676986448" calcext:value-type="float">
            <text:p>353.1067698645</text:p>
          </table:table-cell>
          <table:table-cell office:value-type="float" office:value="350.521138798018" calcext:value-type="float">
            <text:p>350.521138798</text:p>
          </table:table-cell>
          <table:table-cell office:value-type="float" office:value="361.374584456693" calcext:value-type="float">
            <text:p>361.3745844567</text:p>
          </table:table-cell>
          <table:table-cell office:value-type="float" office:value="351.847666585999" calcext:value-type="float">
            <text:p>351.847666586</text:p>
          </table:table-cell>
          <table:table-cell office:value-type="float" office:value="336.33496361701" calcext:value-type="float">
            <text:p>336.334963617</text:p>
          </table:table-cell>
          <table:table-cell office:value-type="float" office:value="362.547060729596" calcext:value-type="float">
            <text:p>362.5470607296</text:p>
          </table:table-cell>
          <table:table-cell office:value-type="float" office:value="365.06270293445" calcext:value-type="float">
            <text:p>365.0627029345</text:p>
          </table:table-cell>
          <table:table-cell office:value-type="float" office:value="362.647514769586" calcext:value-type="float">
            <text:p>362.6475147696</text:p>
          </table:table-cell>
          <table:table-cell office:value-type="float" office:value="362.126395926908" calcext:value-type="float">
            <text:p>362.1263959269</text:p>
          </table:table-cell>
          <table:table-cell office:value-type="float" office:value="334.934689700945" calcext:value-type="float">
            <text:p>334.9346897009</text:p>
          </table:table-cell>
          <table:table-cell office:value-type="float" office:value="343.787963598709" calcext:value-type="float">
            <text:p>343.7879635987</text:p>
          </table:table-cell>
          <table:table-cell office:value-type="float" office:value="364.501599169541" calcext:value-type="float">
            <text:p>364.5015991695</text:p>
          </table:table-cell>
          <table:table-cell office:value-type="float" office:value="357.265708971822" calcext:value-type="float">
            <text:p>357.2657089718</text:p>
          </table:table-cell>
          <table:table-cell office:value-type="float" office:value="345.395101233487" calcext:value-type="float">
            <text:p>345.3951012335</text:p>
          </table:table-cell>
          <table:table-cell office:value-type="float" office:value="346.196945568703" calcext:value-type="float">
            <text:p>346.1969455687</text:p>
          </table:table-cell>
          <table:table-cell office:value-type="float" office:value="343.647568493001" calcext:value-type="float">
            <text:p>343.647568493</text:p>
          </table:table-cell>
        </table:table-row>
        <table:table-row table:style-name="ro1">
          <table:table-cell office:value-type="float" office:value="348.960588829487" calcext:value-type="float">
            <text:p>348.9605888295</text:p>
          </table:table-cell>
          <table:table-cell office:value-type="float" office:value="343.939727448861" calcext:value-type="float">
            <text:p>343.9397274489</text:p>
          </table:table-cell>
          <table:table-cell office:value-type="float" office:value="338.257445485473" calcext:value-type="float">
            <text:p>338.2574454855</text:p>
          </table:table-cell>
          <table:table-cell office:value-type="float" office:value="341.927807361956" calcext:value-type="float">
            <text:p>341.927807362</text:p>
          </table:table-cell>
          <table:table-cell office:value-type="float" office:value="368.880893103163" calcext:value-type="float">
            <text:p>368.8808931032</text:p>
          </table:table-cell>
          <table:table-cell office:value-type="float" office:value="351.622391922259" calcext:value-type="float">
            <text:p>351.6223919223</text:p>
          </table:table-cell>
          <table:table-cell office:value-type="float" office:value="361.960567174639" calcext:value-type="float">
            <text:p>361.9605671746</text:p>
          </table:table-cell>
          <table:table-cell office:value-type="float" office:value="352.495864922704" calcext:value-type="float">
            <text:p>352.4958649227</text:p>
          </table:table-cell>
          <table:table-cell office:value-type="float" office:value="336.789854139412" calcext:value-type="float">
            <text:p>336.7898541394</text:p>
          </table:table-cell>
          <table:table-cell office:value-type="float" office:value="363.592540782317" calcext:value-type="float">
            <text:p>363.5925407823</text:p>
          </table:table-cell>
          <table:table-cell office:value-type="float" office:value="365.098345964196" calcext:value-type="float">
            <text:p>365.0983459642</text:p>
          </table:table-cell>
          <table:table-cell office:value-type="float" office:value="361.238066133418" calcext:value-type="float">
            <text:p>361.2380661334</text:p>
          </table:table-cell>
          <table:table-cell office:value-type="float" office:value="362.111349393558" calcext:value-type="float">
            <text:p>362.1113493936</text:p>
          </table:table-cell>
          <table:table-cell office:value-type="float" office:value="333.708386129371" calcext:value-type="float">
            <text:p>333.7083861294</text:p>
          </table:table-cell>
          <table:table-cell office:value-type="float" office:value="344.372904475879" calcext:value-type="float">
            <text:p>344.3729044759</text:p>
          </table:table-cell>
          <table:table-cell office:value-type="float" office:value="366.005346830294" calcext:value-type="float">
            <text:p>366.0053468303</text:p>
          </table:table-cell>
          <table:table-cell office:value-type="float" office:value="351.759983953364" calcext:value-type="float">
            <text:p>351.7599839534</text:p>
          </table:table-cell>
          <table:table-cell office:value-type="float" office:value="343.742404514177" calcext:value-type="float">
            <text:p>343.7424045142</text:p>
          </table:table-cell>
          <table:table-cell office:value-type="float" office:value="347.409361552561" calcext:value-type="float">
            <text:p>347.4093615526</text:p>
          </table:table-cell>
          <table:table-cell office:value-type="float" office:value="356.488002176679" calcext:value-type="float">
            <text:p>356.4880021767</text:p>
          </table:table-cell>
        </table:table-row>
        <table:table-row table:style-name="ro1">
          <table:table-cell office:value-type="float" office:value="345.062397110979" calcext:value-type="float">
            <text:p>345.062397111</text:p>
          </table:table-cell>
          <table:table-cell office:value-type="float" office:value="357.956159982029" calcext:value-type="float">
            <text:p>357.956159982</text:p>
          </table:table-cell>
          <table:table-cell office:value-type="float" office:value="338.435432846106" calcext:value-type="float">
            <text:p>338.4354328461</text:p>
          </table:table-cell>
          <table:table-cell office:value-type="float" office:value="338.573888035326" calcext:value-type="float">
            <text:p>338.5738880353</text:p>
          </table:table-cell>
          <table:table-cell office:value-type="float" office:value="369.229996538868" calcext:value-type="float">
            <text:p>369.2299965389</text:p>
          </table:table-cell>
          <table:table-cell office:value-type="float" office:value="351.570707965409" calcext:value-type="float">
            <text:p>351.5707079654</text:p>
          </table:table-cell>
          <table:table-cell office:value-type="float" office:value="361.728989235282" calcext:value-type="float">
            <text:p>361.7289892353</text:p>
          </table:table-cell>
          <table:table-cell office:value-type="float" office:value="353.477914909315" calcext:value-type="float">
            <text:p>353.4779149093</text:p>
          </table:table-cell>
          <table:table-cell office:value-type="float" office:value="338.251493305464" calcext:value-type="float">
            <text:p>338.2514933055</text:p>
          </table:table-cell>
          <table:table-cell office:value-type="float" office:value="354.572866289599" calcext:value-type="float">
            <text:p>354.5728662896</text:p>
          </table:table-cell>
          <table:table-cell office:value-type="float" office:value="365.098345964196" calcext:value-type="float">
            <text:p>365.0983459642</text:p>
          </table:table-cell>
          <table:table-cell office:value-type="float" office:value="360.000396245773" calcext:value-type="float">
            <text:p>360.0003962458</text:p>
          </table:table-cell>
          <table:table-cell office:value-type="float" office:value="361.247150316156" calcext:value-type="float">
            <text:p>361.2471503162</text:p>
          </table:table-cell>
          <table:table-cell office:value-type="float" office:value="333.805368961833" calcext:value-type="float">
            <text:p>333.8053689618</text:p>
          </table:table-cell>
          <table:table-cell office:value-type="float" office:value="361.818455665577" calcext:value-type="float">
            <text:p>361.8184556656</text:p>
          </table:table-cell>
          <table:table-cell office:value-type="float" office:value="366.005346830294" calcext:value-type="float">
            <text:p>366.0053468303</text:p>
          </table:table-cell>
          <table:table-cell office:value-type="float" office:value="353.127225707625" calcext:value-type="float">
            <text:p>353.1272257076</text:p>
          </table:table-cell>
          <table:table-cell office:value-type="float" office:value="342.512426167686" calcext:value-type="float">
            <text:p>342.5124261677</text:p>
          </table:table-cell>
          <table:table-cell office:value-type="float" office:value="353.699293091018" calcext:value-type="float">
            <text:p>353.699293091</text:p>
          </table:table-cell>
          <table:table-cell office:value-type="float" office:value="358.070830622008" calcext:value-type="float">
            <text:p>358.070830622</text:p>
          </table:table-cell>
        </table:table-row>
        <table:table-row table:style-name="ro1">
          <table:table-cell office:value-type="float" office:value="347.133096975564" calcext:value-type="float">
            <text:p>347.1330969756</text:p>
          </table:table-cell>
          <table:table-cell office:value-type="float" office:value="360.148644963203" calcext:value-type="float">
            <text:p>360.1486449632</text:p>
          </table:table-cell>
          <table:table-cell office:value-type="float" office:value="336.593323718943" calcext:value-type="float">
            <text:p>336.5933237189</text:p>
          </table:table-cell>
          <table:table-cell office:value-type="float" office:value="337.192845241892" calcext:value-type="float">
            <text:p>337.1928452419</text:p>
          </table:table-cell>
          <table:table-cell office:value-type="float" office:value="370.773196945791" calcext:value-type="float">
            <text:p>370.7731969458</text:p>
          </table:table-cell>
          <table:table-cell office:value-type="float" office:value="348.560439987143" calcext:value-type="float">
            <text:p>348.5604399871</text:p>
          </table:table-cell>
          <table:table-cell office:value-type="float" office:value="362.502358981922" calcext:value-type="float">
            <text:p>362.5023589819</text:p>
          </table:table-cell>
          <table:table-cell office:value-type="float" office:value="353.477914909315" calcext:value-type="float">
            <text:p>353.4779149093</text:p>
          </table:table-cell>
          <table:table-cell office:value-type="float" office:value="333.791106545813" calcext:value-type="float">
            <text:p>333.7911065458</text:p>
          </table:table-cell>
          <table:table-cell office:value-type="float" office:value="355.133544422703" calcext:value-type="float">
            <text:p>355.1335444227</text:p>
          </table:table-cell>
          <table:table-cell office:value-type="float" office:value="366.134384078221" calcext:value-type="float">
            <text:p>366.1343840782</text:p>
          </table:table-cell>
          <table:table-cell office:value-type="float" office:value="360.667884099606" calcext:value-type="float">
            <text:p>360.6678840996</text:p>
          </table:table-cell>
          <table:table-cell office:value-type="float" office:value="362.269198379202" calcext:value-type="float">
            <text:p>362.2691983792</text:p>
          </table:table-cell>
          <table:table-cell office:value-type="float" office:value="335.20101845293" calcext:value-type="float">
            <text:p>335.2010184529</text:p>
          </table:table-cell>
          <table:table-cell office:value-type="float" office:value="363.502305112324" calcext:value-type="float">
            <text:p>363.5023051123</text:p>
          </table:table-cell>
          <table:table-cell office:value-type="float" office:value="367.502523910578" calcext:value-type="float">
            <text:p>367.5025239106</text:p>
          </table:table-cell>
          <table:table-cell office:value-type="float" office:value="354.300253046471" calcext:value-type="float">
            <text:p>354.3002530465</text:p>
          </table:table-cell>
          <table:table-cell office:value-type="float" office:value="342.379747295161" calcext:value-type="float">
            <text:p>342.3797472952</text:p>
          </table:table-cell>
          <table:table-cell office:value-type="float" office:value="352.338366423843" calcext:value-type="float">
            <text:p>352.3383664238</text:p>
          </table:table-cell>
          <table:table-cell office:value-type="float" office:value="367.481564271706" calcext:value-type="float">
            <text:p>367.4815642717</text:p>
          </table:table-cell>
        </table:table-row>
        <table:table-row table:style-name="ro1">
          <table:table-cell office:value-type="float" office:value="349.480310355838" calcext:value-type="float">
            <text:p>349.4803103558</text:p>
          </table:table-cell>
          <table:table-cell office:value-type="float" office:value="359.750448887111" calcext:value-type="float">
            <text:p>359.7504488871</text:p>
          </table:table-cell>
          <table:table-cell office:value-type="float" office:value="337.915801947524" calcext:value-type="float">
            <text:p>337.9158019475</text:p>
          </table:table-cell>
          <table:table-cell office:value-type="float" office:value="332.697697496431" calcext:value-type="float">
            <text:p>332.6976974964</text:p>
          </table:table-cell>
          <table:table-cell office:value-type="float" office:value="373.773935432304" calcext:value-type="float">
            <text:p>373.7739354323</text:p>
          </table:table-cell>
          <table:table-cell office:value-type="float" office:value="348.098632418433" calcext:value-type="float">
            <text:p>348.0986324184</text:p>
          </table:table-cell>
          <table:table-cell office:value-type="float" office:value="353.221533380602" calcext:value-type="float">
            <text:p>353.2215333806</text:p>
          </table:table-cell>
          <table:table-cell office:value-type="float" office:value="353.477914909315" calcext:value-type="float">
            <text:p>353.4779149093</text:p>
          </table:table-cell>
          <table:table-cell office:value-type="float" office:value="331.442244243138" calcext:value-type="float">
            <text:p>331.4422442431</text:p>
          </table:table-cell>
          <table:table-cell office:value-type="float" office:value="353.307863622531" calcext:value-type="float">
            <text:p>353.3078636225</text:p>
          </table:table-cell>
          <table:table-cell office:value-type="float" office:value="367.761367036702" calcext:value-type="float">
            <text:p>367.7613670367</text:p>
          </table:table-cell>
          <table:table-cell office:value-type="float" office:value="361.98765974209" calcext:value-type="float">
            <text:p>361.9876597421</text:p>
          </table:table-cell>
          <table:table-cell office:value-type="float" office:value="363.069427875706" calcext:value-type="float">
            <text:p>363.0694278757</text:p>
          </table:table-cell>
          <table:table-cell office:value-type="float" office:value="352.082788277332" calcext:value-type="float">
            <text:p>352.0827882773</text:p>
          </table:table-cell>
          <table:table-cell office:value-type="float" office:value="373.36303179082" calcext:value-type="float">
            <text:p>373.3630317908</text:p>
          </table:table-cell>
          <table:table-cell office:value-type="float" office:value="369.981773156794" calcext:value-type="float">
            <text:p>369.9817731568</text:p>
          </table:table-cell>
          <table:table-cell office:value-type="float" office:value="354.513357418784" calcext:value-type="float">
            <text:p>354.5133574188</text:p>
          </table:table-cell>
          <table:table-cell office:value-type="float" office:value="344.458964972358" calcext:value-type="float">
            <text:p>344.4589649724</text:p>
          </table:table-cell>
          <table:table-cell office:value-type="float" office:value="354.972956289193" calcext:value-type="float">
            <text:p>354.9729562892</text:p>
          </table:table-cell>
          <table:table-cell office:value-type="float" office:value="364.96406485383" calcext:value-type="float">
            <text:p>364.9640648538</text:p>
          </table:table-cell>
        </table:table-row>
        <table:table-row table:style-name="ro1">
          <table:table-cell office:value-type="float" office:value="362.173619052392" calcext:value-type="float">
            <text:p>362.1736190524</text:p>
          </table:table-cell>
          <table:table-cell office:value-type="float" office:value="361.69669808748" calcext:value-type="float">
            <text:p>361.6966980875</text:p>
          </table:table-cell>
          <table:table-cell office:value-type="float" office:value="337.132990658058" calcext:value-type="float">
            <text:p>337.1329906581</text:p>
          </table:table-cell>
          <table:table-cell office:value-type="float" office:value="350.289351973075" calcext:value-type="float">
            <text:p>350.2893519731</text:p>
          </table:table-cell>
          <table:table-cell office:value-type="float" office:value="374.179883559558" calcext:value-type="float">
            <text:p>374.1798835596</text:p>
          </table:table-cell>
          <table:table-cell office:value-type="float" office:value="347.248171691884" calcext:value-type="float">
            <text:p>347.2481716919</text:p>
          </table:table-cell>
          <table:table-cell office:value-type="float" office:value="363.269949436314" calcext:value-type="float">
            <text:p>363.2699494363</text:p>
          </table:table-cell>
          <table:table-cell office:value-type="float" office:value="353.477914909315" calcext:value-type="float">
            <text:p>353.4779149093</text:p>
          </table:table-cell>
          <table:table-cell office:value-type="float" office:value="333.715536046637" calcext:value-type="float">
            <text:p>333.7155360466</text:p>
          </table:table-cell>
          <table:table-cell office:value-type="float" office:value="360.019557241573" calcext:value-type="float">
            <text:p>360.0195572416</text:p>
          </table:table-cell>
          <table:table-cell office:value-type="float" office:value="383.536398231027" calcext:value-type="float">
            <text:p>383.536398231</text:p>
          </table:table-cell>
          <table:table-cell office:value-type="float" office:value="362.948634733249" calcext:value-type="float">
            <text:p>362.9486347332</text:p>
          </table:table-cell>
          <table:table-cell office:value-type="float" office:value="362.607109269578" calcext:value-type="float">
            <text:p>362.6071092696</text:p>
          </table:table-cell>
          <table:table-cell office:value-type="float" office:value="351.626177418657" calcext:value-type="float">
            <text:p>351.6261774187</text:p>
          </table:table-cell>
          <table:table-cell office:value-type="float" office:value="373.317627990902" calcext:value-type="float">
            <text:p>373.3176279909</text:p>
          </table:table-cell>
          <table:table-cell office:value-type="float" office:value="367.908223746847" calcext:value-type="float">
            <text:p>367.9082237468</text:p>
          </table:table-cell>
          <table:table-cell office:value-type="float" office:value="356.645786008864" calcext:value-type="float">
            <text:p>356.6457860089</text:p>
          </table:table-cell>
          <table:table-cell office:value-type="float" office:value="346.569502578203" calcext:value-type="float">
            <text:p>346.5695025782</text:p>
          </table:table-cell>
          <table:table-cell office:value-type="float" office:value="353.432488368018" calcext:value-type="float">
            <text:p>353.432488368</text:p>
          </table:table-cell>
          <table:table-cell office:value-type="float" office:value="364.631371507957" calcext:value-type="float">
            <text:p>364.631371508</text:p>
          </table:table-cell>
        </table:table-row>
        <table:table-row table:style-name="ro1">
          <table:table-cell office:value-type="float" office:value="364.595093895665" calcext:value-type="float">
            <text:p>364.5950938957</text:p>
          </table:table-cell>
          <table:table-cell office:value-type="float" office:value="360.943465632886" calcext:value-type="float">
            <text:p>360.9434656329</text:p>
          </table:table-cell>
          <table:table-cell office:value-type="float" office:value="336.582578652271" calcext:value-type="float">
            <text:p>336.5825786523</text:p>
          </table:table-cell>
          <table:table-cell office:value-type="float" office:value="343.108635973671" calcext:value-type="float">
            <text:p>343.1086359737</text:p>
          </table:table-cell>
          <table:table-cell office:value-type="float" office:value="373.289662639847" calcext:value-type="float">
            <text:p>373.2896626398</text:p>
          </table:table-cell>
          <table:table-cell office:value-type="float" office:value="345.874365736725" calcext:value-type="float">
            <text:p>345.8743657367</text:p>
          </table:table-cell>
          <table:table-cell office:value-type="float" office:value="364.751797824199" calcext:value-type="float">
            <text:p>364.7517978242</text:p>
          </table:table-cell>
          <table:table-cell office:value-type="float" office:value="353.477914909315" calcext:value-type="float">
            <text:p>353.4779149093</text:p>
          </table:table-cell>
          <table:table-cell office:value-type="float" office:value="333.959857726098" calcext:value-type="float">
            <text:p>333.9598577261</text:p>
          </table:table-cell>
          <table:table-cell office:value-type="float" office:value="358.346456320579" calcext:value-type="float">
            <text:p>358.3464563206</text:p>
          </table:table-cell>
          <table:table-cell office:value-type="float" office:value="382.823831753451" calcext:value-type="float">
            <text:p>382.8238317535</text:p>
          </table:table-cell>
          <table:table-cell office:value-type="float" office:value="366.370273718855" calcext:value-type="float">
            <text:p>366.3702737189</text:p>
          </table:table-cell>
          <table:table-cell office:value-type="float" office:value="369.438224535571" calcext:value-type="float">
            <text:p>369.4382245356</text:p>
          </table:table-cell>
          <table:table-cell office:value-type="float" office:value="358.809289366389" calcext:value-type="float">
            <text:p>358.8092893664</text:p>
          </table:table-cell>
          <table:table-cell office:value-type="float" office:value="378.475372726803" calcext:value-type="float">
            <text:p>378.4753727268</text:p>
          </table:table-cell>
          <table:table-cell office:value-type="float" office:value="367.153238528167" calcext:value-type="float">
            <text:p>367.1532385282</text:p>
          </table:table-cell>
          <table:table-cell office:value-type="float" office:value="364.387057936054" calcext:value-type="float">
            <text:p>364.3870579361</text:p>
          </table:table-cell>
          <table:table-cell office:value-type="float" office:value="348.263757075038" calcext:value-type="float">
            <text:p>348.263757075</text:p>
          </table:table-cell>
          <table:table-cell office:value-type="float" office:value="352.727589275841" calcext:value-type="float">
            <text:p>352.7275892758</text:p>
          </table:table-cell>
          <table:table-cell office:value-type="float" office:value="366.948243797623" calcext:value-type="float">
            <text:p>366.9482437976</text:p>
          </table:table-cell>
        </table:table-row>
        <table:table-row table:style-name="ro1">
          <table:table-cell office:value-type="float" office:value="358.056520453742" calcext:value-type="float">
            <text:p>358.0565204537</text:p>
          </table:table-cell>
          <table:table-cell office:value-type="float" office:value="362.220181249774" calcext:value-type="float">
            <text:p>362.2201812498</text:p>
          </table:table-cell>
          <table:table-cell office:value-type="float" office:value="339.700408744428" calcext:value-type="float">
            <text:p>339.7004087444</text:p>
          </table:table-cell>
          <table:table-cell office:value-type="float" office:value="359.125221514437" calcext:value-type="float">
            <text:p>359.1252215144</text:p>
          </table:table-cell>
          <table:table-cell office:value-type="float" office:value="374.407676122216" calcext:value-type="float">
            <text:p>374.4076761222</text:p>
          </table:table-cell>
          <table:table-cell office:value-type="float" office:value="344.295878146546" calcext:value-type="float">
            <text:p>344.2958781465</text:p>
          </table:table-cell>
          <table:table-cell office:value-type="float" office:value="362.745265348831" calcext:value-type="float">
            <text:p>362.7452653488</text:p>
          </table:table-cell>
          <table:table-cell office:value-type="float" office:value="353.477914909315" calcext:value-type="float">
            <text:p>353.4779149093</text:p>
          </table:table-cell>
          <table:table-cell office:value-type="float" office:value="335.270432239698" calcext:value-type="float">
            <text:p>335.2704322397</text:p>
          </table:table-cell>
          <table:table-cell office:value-type="float" office:value="371.782200948242" calcext:value-type="float">
            <text:p>371.7822009482</text:p>
          </table:table-cell>
          <table:table-cell office:value-type="float" office:value="370.870086625035" calcext:value-type="float">
            <text:p>370.870086625</text:p>
          </table:table-cell>
          <table:table-cell office:value-type="float" office:value="383.234761012387" calcext:value-type="float">
            <text:p>383.2347610124</text:p>
          </table:table-cell>
          <table:table-cell office:value-type="float" office:value="366.850568734839" calcext:value-type="float">
            <text:p>366.8505687348</text:p>
          </table:table-cell>
          <table:table-cell office:value-type="float" office:value="359.296466418326" calcext:value-type="float">
            <text:p>359.2964664183</text:p>
          </table:table-cell>
          <table:table-cell office:value-type="float" office:value="382.66655231474" calcext:value-type="float">
            <text:p>382.6665523147</text:p>
          </table:table-cell>
          <table:table-cell office:value-type="float" office:value="368.133643206151" calcext:value-type="float">
            <text:p>368.1336432062</text:p>
          </table:table-cell>
          <table:table-cell office:value-type="float" office:value="364.387057936054" calcext:value-type="float">
            <text:p>364.3870579361</text:p>
          </table:table-cell>
          <table:table-cell office:value-type="float" office:value="348.854866303142" calcext:value-type="float">
            <text:p>348.8548663031</text:p>
          </table:table-cell>
          <table:table-cell office:value-type="float" office:value="352.872860434225" calcext:value-type="float">
            <text:p>352.8728604342</text:p>
          </table:table-cell>
          <table:table-cell office:value-type="float" office:value="367.280331658761" calcext:value-type="float">
            <text:p>367.2803316588</text:p>
          </table:table-cell>
        </table:table-row>
        <table:table-row table:style-name="ro1">
          <table:table-cell office:value-type="float" office:value="359.81190911701" calcext:value-type="float">
            <text:p>359.811909117</text:p>
          </table:table-cell>
          <table:table-cell office:value-type="float" office:value="362.395043916828" calcext:value-type="float">
            <text:p>362.3950439168</text:p>
          </table:table-cell>
          <table:table-cell office:value-type="float" office:value="346.309270441753" calcext:value-type="float">
            <text:p>346.3092704418</text:p>
          </table:table-cell>
          <table:table-cell office:value-type="float" office:value="355.857069908504" calcext:value-type="float">
            <text:p>355.8570699085</text:p>
          </table:table-cell>
          <table:table-cell office:value-type="float" office:value="377.826938455645" calcext:value-type="float">
            <text:p>377.8269384556</text:p>
          </table:table-cell>
          <table:table-cell office:value-type="float" office:value="342.025441308403" calcext:value-type="float">
            <text:p>342.0254413084</text:p>
          </table:table-cell>
          <table:table-cell office:value-type="float" office:value="361.821524354464" calcext:value-type="float">
            <text:p>361.8215243545</text:p>
          </table:table-cell>
          <table:table-cell office:value-type="float" office:value="370.935664912969" calcext:value-type="float">
            <text:p>370.935664913</text:p>
          </table:table-cell>
          <table:table-cell office:value-type="float" office:value="349.783770566475" calcext:value-type="float">
            <text:p>349.7837705665</text:p>
          </table:table-cell>
          <table:table-cell office:value-type="float" office:value="373.475341749246" calcext:value-type="float">
            <text:p>373.4753417492</text:p>
          </table:table-cell>
          <table:table-cell office:value-type="float" office:value="372.517841144919" calcext:value-type="float">
            <text:p>372.5178411449</text:p>
          </table:table-cell>
          <table:table-cell office:value-type="float" office:value="385.914229927654" calcext:value-type="float">
            <text:p>385.9142299277</text:p>
          </table:table-cell>
          <table:table-cell office:value-type="float" office:value="364.489774761854" calcext:value-type="float">
            <text:p>364.4897747619</text:p>
          </table:table-cell>
          <table:table-cell office:value-type="float" office:value="361.179954407651" calcext:value-type="float">
            <text:p>361.1799544077</text:p>
          </table:table-cell>
          <table:table-cell office:value-type="float" office:value="382.956685200443" calcext:value-type="float">
            <text:p>382.9566852004</text:p>
          </table:table-cell>
          <table:table-cell office:value-type="float" office:value="370.459929557578" calcext:value-type="float">
            <text:p>370.4599295576</text:p>
          </table:table-cell>
          <table:table-cell office:value-type="float" office:value="365.060852024902" calcext:value-type="float">
            <text:p>365.0608520249</text:p>
          </table:table-cell>
          <table:table-cell office:value-type="float" office:value="347.251303817147" calcext:value-type="float">
            <text:p>347.2513038171</text:p>
          </table:table-cell>
          <table:table-cell office:value-type="float" office:value="353.428619280486" calcext:value-type="float">
            <text:p>353.4286192805</text:p>
          </table:table-cell>
          <table:table-cell office:value-type="float" office:value="369.189438362824" calcext:value-type="float">
            <text:p>369.1894383628</text:p>
          </table:table-cell>
        </table:table-row>
        <table:table-row table:style-name="ro1">
          <table:table-cell office:value-type="float" office:value="363.46435581684" calcext:value-type="float">
            <text:p>363.4643558168</text:p>
          </table:table-cell>
          <table:table-cell office:value-type="float" office:value="374.897688725114" calcext:value-type="float">
            <text:p>374.8976887251</text:p>
          </table:table-cell>
          <table:table-cell office:value-type="float" office:value="344.927519968695" calcext:value-type="float">
            <text:p>344.9275199687</text:p>
          </table:table-cell>
          <table:table-cell office:value-type="float" office:value="355.804640012265" calcext:value-type="float">
            <text:p>355.8046400123</text:p>
          </table:table-cell>
          <table:table-cell office:value-type="float" office:value="380.647753937547" calcext:value-type="float">
            <text:p>380.6477539375</text:p>
          </table:table-cell>
          <table:table-cell office:value-type="float" office:value="346.033358236111" calcext:value-type="float">
            <text:p>346.0333582361</text:p>
          </table:table-cell>
          <table:table-cell office:value-type="float" office:value="362.216642166667" calcext:value-type="float">
            <text:p>362.2166421667</text:p>
          </table:table-cell>
          <table:table-cell office:value-type="float" office:value="380.057038043471" calcext:value-type="float">
            <text:p>380.0570380435</text:p>
          </table:table-cell>
          <table:table-cell office:value-type="float" office:value="349.655976024212" calcext:value-type="float">
            <text:p>349.6559760242</text:p>
          </table:table-cell>
          <table:table-cell office:value-type="float" office:value="373.798396075582" calcext:value-type="float">
            <text:p>373.7983960756</text:p>
          </table:table-cell>
          <table:table-cell office:value-type="float" office:value="371.155962007517" calcext:value-type="float">
            <text:p>371.1559620075</text:p>
          </table:table-cell>
          <table:table-cell office:value-type="float" office:value="389.141279007655" calcext:value-type="float">
            <text:p>389.1412790077</text:p>
          </table:table-cell>
          <table:table-cell office:value-type="float" office:value="369.099449838455" calcext:value-type="float">
            <text:p>369.0994498385</text:p>
          </table:table-cell>
          <table:table-cell office:value-type="float" office:value="353.045429437038" calcext:value-type="float">
            <text:p>353.045429437</text:p>
          </table:table-cell>
          <table:table-cell office:value-type="float" office:value="387.539847115813" calcext:value-type="float">
            <text:p>387.5398471158</text:p>
          </table:table-cell>
          <table:table-cell office:value-type="float" office:value="370.95864728077" calcext:value-type="float">
            <text:p>370.9586472808</text:p>
          </table:table-cell>
          <table:table-cell office:value-type="float" office:value="375.600538465371" calcext:value-type="float">
            <text:p>375.6005384654</text:p>
          </table:table-cell>
          <table:table-cell office:value-type="float" office:value="347.939287621618" calcext:value-type="float">
            <text:p>347.9392876216</text:p>
          </table:table-cell>
          <table:table-cell office:value-type="float" office:value="356.780592642135" calcext:value-type="float">
            <text:p>356.7805926421</text:p>
          </table:table-cell>
          <table:table-cell office:value-type="float" office:value="373.900733412415" calcext:value-type="float">
            <text:p>373.9007334124</text:p>
          </table:table-cell>
        </table:table-row>
        <table:table-row table:style-name="ro1">
          <table:table-cell office:value-type="float" office:value="362.944647020155" calcext:value-type="float">
            <text:p>362.9446470202</text:p>
          </table:table-cell>
          <table:table-cell office:value-type="float" office:value="375.758244050903" calcext:value-type="float">
            <text:p>375.7582440509</text:p>
          </table:table-cell>
          <table:table-cell office:value-type="float" office:value="347.450827447468" calcext:value-type="float">
            <text:p>347.4508274475</text:p>
          </table:table-cell>
          <table:table-cell office:value-type="float" office:value="367.729288075699" calcext:value-type="float">
            <text:p>367.7292880757</text:p>
          </table:table-cell>
          <table:table-cell office:value-type="float" office:value="381.525722503769" calcext:value-type="float">
            <text:p>381.5257225038</text:p>
          </table:table-cell>
          <table:table-cell office:value-type="float" office:value="345.844939692907" calcext:value-type="float">
            <text:p>345.8449396929</text:p>
          </table:table-cell>
          <table:table-cell office:value-type="float" office:value="364.522815041582" calcext:value-type="float">
            <text:p>364.5228150416</text:p>
          </table:table-cell>
          <table:table-cell office:value-type="float" office:value="377.813339857749" calcext:value-type="float">
            <text:p>377.8133398577</text:p>
          </table:table-cell>
          <table:table-cell office:value-type="float" office:value="350.24542448589" calcext:value-type="float">
            <text:p>350.2454244859</text:p>
          </table:table-cell>
          <table:table-cell office:value-type="float" office:value="375.106934008084" calcext:value-type="float">
            <text:p>375.1069340081</text:p>
          </table:table-cell>
          <table:table-cell office:value-type="float" office:value="372.803064595033" calcext:value-type="float">
            <text:p>372.803064595</text:p>
          </table:table-cell>
          <table:table-cell office:value-type="float" office:value="390.761283399062" calcext:value-type="float">
            <text:p>390.7612833991</text:p>
          </table:table-cell>
          <table:table-cell office:value-type="float" office:value="370.384656817768" calcext:value-type="float">
            <text:p>370.3846568178</text:p>
          </table:table-cell>
          <table:table-cell office:value-type="float" office:value="359.396536741711" calcext:value-type="float">
            <text:p>359.3965367417</text:p>
          </table:table-cell>
          <table:table-cell office:value-type="float" office:value="389.081981342287" calcext:value-type="float">
            <text:p>389.0819813423</text:p>
          </table:table-cell>
          <table:table-cell office:value-type="float" office:value="369.217564460023" calcext:value-type="float">
            <text:p>369.21756446</text:p>
          </table:table-cell>
          <table:table-cell office:value-type="float" office:value="384.067681512171" calcext:value-type="float">
            <text:p>384.0676815122</text:p>
          </table:table-cell>
          <table:table-cell office:value-type="float" office:value="347.420986419628" calcext:value-type="float">
            <text:p>347.4209864196</text:p>
          </table:table-cell>
          <table:table-cell office:value-type="float" office:value="355.755372568652" calcext:value-type="float">
            <text:p>355.7553725687</text:p>
          </table:table-cell>
          <table:table-cell office:value-type="float" office:value="371.802075707929" calcext:value-type="float">
            <text:p>371.8020757079</text:p>
          </table:table-cell>
        </table:table-row>
        <table:table-row table:style-name="ro1">
          <table:table-cell office:value-type="float" office:value="362.933470677394" calcext:value-type="float">
            <text:p>362.9334706774</text:p>
          </table:table-cell>
          <table:table-cell office:value-type="float" office:value="375.758244050903" calcext:value-type="float">
            <text:p>375.7582440509</text:p>
          </table:table-cell>
          <table:table-cell office:value-type="float" office:value="347.665401419126" calcext:value-type="float">
            <text:p>347.6654014191</text:p>
          </table:table-cell>
          <table:table-cell office:value-type="float" office:value="367.365768515211" calcext:value-type="float">
            <text:p>367.3657685152</text:p>
          </table:table-cell>
          <table:table-cell office:value-type="float" office:value="383.897673707329" calcext:value-type="float">
            <text:p>383.8976737073</text:p>
          </table:table-cell>
          <table:table-cell office:value-type="float" office:value="345.884684884259" calcext:value-type="float">
            <text:p>345.8846848843</text:p>
          </table:table-cell>
          <table:table-cell office:value-type="float" office:value="364.42907822246" calcext:value-type="float">
            <text:p>364.4290782225</text:p>
          </table:table-cell>
          <table:table-cell office:value-type="float" office:value="371.748713603525" calcext:value-type="float">
            <text:p>371.7487136035</text:p>
          </table:table-cell>
          <table:table-cell office:value-type="float" office:value="350.873279281257" calcext:value-type="float">
            <text:p>350.8732792813</text:p>
          </table:table-cell>
          <table:table-cell office:value-type="float" office:value="374.2096941527" calcext:value-type="float">
            <text:p>374.2096941527</text:p>
          </table:table-cell>
          <table:table-cell office:value-type="float" office:value="373.4949247432" calcext:value-type="float">
            <text:p>373.4949247432</text:p>
          </table:table-cell>
          <table:table-cell office:value-type="float" office:value="390.888074926285" calcext:value-type="float">
            <text:p>390.8880749263</text:p>
          </table:table-cell>
          <table:table-cell office:value-type="float" office:value="369.718007540749" calcext:value-type="float">
            <text:p>369.7180075407</text:p>
          </table:table-cell>
          <table:table-cell office:value-type="float" office:value="370.384299286412" calcext:value-type="float">
            <text:p>370.3842992864</text:p>
          </table:table-cell>
          <table:table-cell office:value-type="float" office:value="389.532819140779" calcext:value-type="float">
            <text:p>389.5328191408</text:p>
          </table:table-cell>
          <table:table-cell office:value-type="float" office:value="374.634187917846" calcext:value-type="float">
            <text:p>374.6341879178</text:p>
          </table:table-cell>
          <table:table-cell office:value-type="float" office:value="380.000281772773" calcext:value-type="float">
            <text:p>380.0002817728</text:p>
          </table:table-cell>
          <table:table-cell office:value-type="float" office:value="347.64227684806" calcext:value-type="float">
            <text:p>347.6422768481</text:p>
          </table:table-cell>
          <table:table-cell office:value-type="float" office:value="355.230575936239" calcext:value-type="float">
            <text:p>355.2305759362</text:p>
          </table:table-cell>
          <table:table-cell office:value-type="float" office:value="371.802075707929" calcext:value-type="float">
            <text:p>371.8020757079</text:p>
          </table:table-cell>
        </table:table-row>
        <table:table-row table:style-name="ro1">
          <table:table-cell office:value-type="float" office:value="365.447177756197" calcext:value-type="float">
            <text:p>365.4471777562</text:p>
          </table:table-cell>
          <table:table-cell office:value-type="float" office:value="375.705592564993" calcext:value-type="float">
            <text:p>375.705592565</text:p>
          </table:table-cell>
          <table:table-cell office:value-type="float" office:value="345.602487366338" calcext:value-type="float">
            <text:p>345.6024873663</text:p>
          </table:table-cell>
          <table:table-cell office:value-type="float" office:value="366.968014942481" calcext:value-type="float">
            <text:p>366.9680149425</text:p>
          </table:table-cell>
          <table:table-cell office:value-type="float" office:value="384.057858590532" calcext:value-type="float">
            <text:p>384.0578585905</text:p>
          </table:table-cell>
          <table:table-cell office:value-type="float" office:value="351.841493349723" calcext:value-type="float">
            <text:p>351.8414933497</text:p>
          </table:table-cell>
          <table:table-cell office:value-type="float" office:value="365.889402010779" calcext:value-type="float">
            <text:p>365.8894020108</text:p>
          </table:table-cell>
          <table:table-cell office:value-type="float" office:value="371.748713603525" calcext:value-type="float">
            <text:p>371.7487136035</text:p>
          </table:table-cell>
          <table:table-cell office:value-type="float" office:value="352.064648839251" calcext:value-type="float">
            <text:p>352.0646488393</text:p>
          </table:table-cell>
          <table:table-cell office:value-type="float" office:value="375.664028491882" calcext:value-type="float">
            <text:p>375.6640284919</text:p>
          </table:table-cell>
          <table:table-cell office:value-type="float" office:value="378.236551084278" calcext:value-type="float">
            <text:p>378.2365510843</text:p>
          </table:table-cell>
          <table:table-cell office:value-type="float" office:value="389.542586695488" calcext:value-type="float">
            <text:p>389.5425866955</text:p>
          </table:table-cell>
          <table:table-cell office:value-type="float" office:value="370.64512998005" calcext:value-type="float">
            <text:p>370.6451299801</text:p>
          </table:table-cell>
          <table:table-cell office:value-type="float" office:value="365.205013399921" calcext:value-type="float">
            <text:p>365.2050133999</text:p>
          </table:table-cell>
          <table:table-cell office:value-type="float" office:value="390.182832804592" calcext:value-type="float">
            <text:p>390.1828328046</text:p>
          </table:table-cell>
          <table:table-cell office:value-type="float" office:value="374.655265600904" calcext:value-type="float">
            <text:p>374.6552656009</text:p>
          </table:table-cell>
          <table:table-cell office:value-type="float" office:value="378.263244012113" calcext:value-type="float">
            <text:p>378.2632440121</text:p>
          </table:table-cell>
          <table:table-cell office:value-type="float" office:value="346.952425265852" calcext:value-type="float">
            <text:p>346.9524252659</text:p>
          </table:table-cell>
          <table:table-cell office:value-type="float" office:value="355.492262973192" calcext:value-type="float">
            <text:p>355.4922629732</text:p>
          </table:table-cell>
          <table:table-cell office:value-type="float" office:value="371.802317005999" calcext:value-type="float">
            <text:p>371.802317006</text:p>
          </table:table-cell>
        </table:table-row>
        <table:table-row table:style-name="ro1">
          <table:table-cell office:value-type="float" office:value="365.470925624385" calcext:value-type="float">
            <text:p>365.4709256244</text:p>
          </table:table-cell>
          <table:table-cell office:value-type="float" office:value="375.454019413476" calcext:value-type="float">
            <text:p>375.4540194135</text:p>
          </table:table-cell>
          <table:table-cell office:value-type="float" office:value="346.653579698667" calcext:value-type="float">
            <text:p>346.6535796987</text:p>
          </table:table-cell>
          <table:table-cell office:value-type="float" office:value="366.174903625537" calcext:value-type="float">
            <text:p>366.1749036255</text:p>
          </table:table-cell>
          <table:table-cell office:value-type="float" office:value="382.788069097028" calcext:value-type="float">
            <text:p>382.788069097</text:p>
          </table:table-cell>
          <table:table-cell office:value-type="float" office:value="354.054990096715" calcext:value-type="float">
            <text:p>354.0549900967</text:p>
          </table:table-cell>
          <table:table-cell office:value-type="float" office:value="367.272763768541" calcext:value-type="float">
            <text:p>367.2727637685</text:p>
          </table:table-cell>
          <table:table-cell office:value-type="float" office:value="370.388354715217" calcext:value-type="float">
            <text:p>370.3883547152</text:p>
          </table:table-cell>
          <table:table-cell office:value-type="float" office:value="353.071397894887" calcext:value-type="float">
            <text:p>353.0713978949</text:p>
          </table:table-cell>
          <table:table-cell office:value-type="float" office:value="375.921523417716" calcext:value-type="float">
            <text:p>375.9215234177</text:p>
          </table:table-cell>
          <table:table-cell office:value-type="float" office:value="382.115223871738" calcext:value-type="float">
            <text:p>382.1152238717</text:p>
          </table:table-cell>
          <table:table-cell office:value-type="float" office:value="390.427696972403" calcext:value-type="float">
            <text:p>390.4276969724</text:p>
          </table:table-cell>
          <table:table-cell office:value-type="float" office:value="371.231732614914" calcext:value-type="float">
            <text:p>371.2317326149</text:p>
          </table:table-cell>
          <table:table-cell office:value-type="float" office:value="361.332383049395" calcext:value-type="float">
            <text:p>361.3323830494</text:p>
          </table:table-cell>
          <table:table-cell office:value-type="float" office:value="390.18237772054" calcext:value-type="float">
            <text:p>390.1823777205</text:p>
          </table:table-cell>
          <table:table-cell office:value-type="float" office:value="376.681044194123" calcext:value-type="float">
            <text:p>376.6810441941</text:p>
          </table:table-cell>
          <table:table-cell office:value-type="float" office:value="378.263244012113" calcext:value-type="float">
            <text:p>378.2632440121</text:p>
          </table:table-cell>
          <table:table-cell office:value-type="float" office:value="348.933085079453" calcext:value-type="float">
            <text:p>348.9330850795</text:p>
          </table:table-cell>
          <table:table-cell office:value-type="float" office:value="356.577003467923" calcext:value-type="float">
            <text:p>356.5770034679</text:p>
          </table:table-cell>
          <table:table-cell office:value-type="float" office:value="371.947027901203" calcext:value-type="float">
            <text:p>371.9470279012</text:p>
          </table:table-cell>
        </table:table-row>
        <table:table-row table:style-name="ro1">
          <table:table-cell office:value-type="float" office:value="365.470925624385" calcext:value-type="float">
            <text:p>365.4709256244</text:p>
          </table:table-cell>
          <table:table-cell office:value-type="float" office:value="375.454019413476" calcext:value-type="float">
            <text:p>375.4540194135</text:p>
          </table:table-cell>
          <table:table-cell office:value-type="float" office:value="342.41295365028" calcext:value-type="float">
            <text:p>342.4129536503</text:p>
          </table:table-cell>
          <table:table-cell office:value-type="float" office:value="366.510791339245" calcext:value-type="float">
            <text:p>366.5107913392</text:p>
          </table:table-cell>
          <table:table-cell office:value-type="float" office:value="384.941371047734" calcext:value-type="float">
            <text:p>384.9413710477</text:p>
          </table:table-cell>
          <table:table-cell office:value-type="float" office:value="357.579468193648" calcext:value-type="float">
            <text:p>357.5794681936</text:p>
          </table:table-cell>
          <table:table-cell office:value-type="float" office:value="368.108881906535" calcext:value-type="float">
            <text:p>368.1088819065</text:p>
          </table:table-cell>
          <table:table-cell office:value-type="float" office:value="370.263578144435" calcext:value-type="float">
            <text:p>370.2635781444</text:p>
          </table:table-cell>
          <table:table-cell office:value-type="float" office:value="352.858863975362" calcext:value-type="float">
            <text:p>352.8588639754</text:p>
          </table:table-cell>
          <table:table-cell office:value-type="float" office:value="375.928062262598" calcext:value-type="float">
            <text:p>375.9280622626</text:p>
          </table:table-cell>
          <table:table-cell office:value-type="float" office:value="383.364181018104" calcext:value-type="float">
            <text:p>383.3641810181</text:p>
          </table:table-cell>
          <table:table-cell office:value-type="float" office:value="389.558045579572" calcext:value-type="float">
            <text:p>389.5580455796</text:p>
          </table:table-cell>
          <table:table-cell office:value-type="float" office:value="371.271094129304" calcext:value-type="float">
            <text:p>371.2710941293</text:p>
          </table:table-cell>
          <table:table-cell office:value-type="float" office:value="357.595526262593" calcext:value-type="float">
            <text:p>357.5955262626</text:p>
          </table:table-cell>
          <table:table-cell office:value-type="float" office:value="390.825605952496" calcext:value-type="float">
            <text:p>390.8256059525</text:p>
          </table:table-cell>
          <table:table-cell office:value-type="float" office:value="381.589214401435" calcext:value-type="float">
            <text:p>381.5892144014</text:p>
          </table:table-cell>
          <table:table-cell office:value-type="float" office:value="379.690080037735" calcext:value-type="float">
            <text:p>379.6900800377</text:p>
          </table:table-cell>
          <table:table-cell office:value-type="float" office:value="356.406308135867" calcext:value-type="float">
            <text:p>356.4063081359</text:p>
          </table:table-cell>
          <table:table-cell office:value-type="float" office:value="361.878779062663" calcext:value-type="float">
            <text:p>361.8787790627</text:p>
          </table:table-cell>
          <table:table-cell office:value-type="float" office:value="371.860395775588" calcext:value-type="float">
            <text:p>371.8603957756</text:p>
          </table:table-cell>
        </table:table-row>
        <table:table-row table:style-name="ro1">
          <table:table-cell office:value-type="float" office:value="357.874928630196" calcext:value-type="float">
            <text:p>357.8749286302</text:p>
          </table:table-cell>
          <table:table-cell office:value-type="float" office:value="375.482884402393" calcext:value-type="float">
            <text:p>375.4828844024</text:p>
          </table:table-cell>
          <table:table-cell office:value-type="float" office:value="342.105047521232" calcext:value-type="float">
            <text:p>342.1050475212</text:p>
          </table:table-cell>
          <table:table-cell office:value-type="float" office:value="363.485474310291" calcext:value-type="float">
            <text:p>363.4854743103</text:p>
          </table:table-cell>
          <table:table-cell office:value-type="float" office:value="385.514961729737" calcext:value-type="float">
            <text:p>385.5149617297</text:p>
          </table:table-cell>
          <table:table-cell office:value-type="float" office:value="370.055042524354" calcext:value-type="float">
            <text:p>370.0550425244</text:p>
          </table:table-cell>
          <table:table-cell office:value-type="float" office:value="368.140287551252" calcext:value-type="float">
            <text:p>368.1402875513</text:p>
          </table:table-cell>
          <table:table-cell office:value-type="float" office:value="370.168180369853" calcext:value-type="float">
            <text:p>370.1681803699</text:p>
          </table:table-cell>
          <table:table-cell office:value-type="float" office:value="355.173302308265" calcext:value-type="float">
            <text:p>355.1733023083</text:p>
          </table:table-cell>
          <table:table-cell office:value-type="float" office:value="375.763059928709" calcext:value-type="float">
            <text:p>375.7630599287</text:p>
          </table:table-cell>
          <table:table-cell office:value-type="float" office:value="382.348751148728" calcext:value-type="float">
            <text:p>382.3487511487</text:p>
          </table:table-cell>
          <table:table-cell office:value-type="float" office:value="392.987400253314" calcext:value-type="float">
            <text:p>392.9874002533</text:p>
          </table:table-cell>
          <table:table-cell office:value-type="float" office:value="377.897576253708" calcext:value-type="float">
            <text:p>377.8975762537</text:p>
          </table:table-cell>
          <table:table-cell office:value-type="float" office:value="358.293656938334" calcext:value-type="float">
            <text:p>358.2936569383</text:p>
          </table:table-cell>
          <table:table-cell office:value-type="float" office:value="390.958695716973" calcext:value-type="float">
            <text:p>390.958695717</text:p>
          </table:table-cell>
          <table:table-cell office:value-type="float" office:value="381.589273918679" calcext:value-type="float">
            <text:p>381.5892739187</text:p>
          </table:table-cell>
          <table:table-cell office:value-type="float" office:value="378.899017290185" calcext:value-type="float">
            <text:p>378.8990172902</text:p>
          </table:table-cell>
          <table:table-cell office:value-type="float" office:value="355.203046028676" calcext:value-type="float">
            <text:p>355.2030460287</text:p>
          </table:table-cell>
          <table:table-cell office:value-type="float" office:value="362.961382384804" calcext:value-type="float">
            <text:p>362.9613823848</text:p>
          </table:table-cell>
          <table:table-cell office:value-type="float" office:value="370.192791049949" calcext:value-type="float">
            <text:p>370.1927910499</text:p>
          </table:table-cell>
        </table:table-row>
        <table:table-row table:style-name="ro1">
          <table:table-cell office:value-type="float" office:value="359.170839358841" calcext:value-type="float">
            <text:p>359.1708393588</text:p>
          </table:table-cell>
          <table:table-cell office:value-type="float" office:value="377.546436880804" calcext:value-type="float">
            <text:p>377.5464368808</text:p>
          </table:table-cell>
          <table:table-cell office:value-type="float" office:value="345.197315518438" calcext:value-type="float">
            <text:p>345.1973155184</text:p>
          </table:table-cell>
          <table:table-cell office:value-type="float" office:value="370.610657767701" calcext:value-type="float">
            <text:p>370.6106577677</text:p>
          </table:table-cell>
          <table:table-cell office:value-type="float" office:value="386.910154721151" calcext:value-type="float">
            <text:p>386.9101547212</text:p>
          </table:table-cell>
          <table:table-cell office:value-type="float" office:value="373.528005440903" calcext:value-type="float">
            <text:p>373.5280054409</text:p>
          </table:table-cell>
          <table:table-cell office:value-type="float" office:value="367.878301532848" calcext:value-type="float">
            <text:p>367.8783015328</text:p>
          </table:table-cell>
          <table:table-cell office:value-type="float" office:value="368.622625968824" calcext:value-type="float">
            <text:p>368.6226259688</text:p>
          </table:table-cell>
          <table:table-cell office:value-type="float" office:value="357.437445558185" calcext:value-type="float">
            <text:p>357.4374455582</text:p>
          </table:table-cell>
          <table:table-cell office:value-type="float" office:value="376.024149350785" calcext:value-type="float">
            <text:p>376.0241493508</text:p>
          </table:table-cell>
          <table:table-cell office:value-type="float" office:value="382.762497417454" calcext:value-type="float">
            <text:p>382.7624974175</text:p>
          </table:table-cell>
          <table:table-cell office:value-type="float" office:value="393.356017497173" calcext:value-type="float">
            <text:p>393.3560174972</text:p>
          </table:table-cell>
          <table:table-cell office:value-type="float" office:value="377.074144686665" calcext:value-type="float">
            <text:p>377.0741446867</text:p>
          </table:table-cell>
          <table:table-cell office:value-type="float" office:value="357.231873804717" calcext:value-type="float">
            <text:p>357.2318738047</text:p>
          </table:table-cell>
          <table:table-cell office:value-type="float" office:value="390.692175807774" calcext:value-type="float">
            <text:p>390.6921758078</text:p>
          </table:table-cell>
          <table:table-cell office:value-type="float" office:value="388.52527839261" calcext:value-type="float">
            <text:p>388.5252783926</text:p>
          </table:table-cell>
          <table:table-cell office:value-type="float" office:value="378.364330140129" calcext:value-type="float">
            <text:p>378.3643301401</text:p>
          </table:table-cell>
          <table:table-cell office:value-type="float" office:value="355.106311025857" calcext:value-type="float">
            <text:p>355.1063110259</text:p>
          </table:table-cell>
          <table:table-cell office:value-type="float" office:value="361.368935471517" calcext:value-type="float">
            <text:p>361.3689354715</text:p>
          </table:table-cell>
          <table:table-cell office:value-type="float" office:value="367.705243151407" calcext:value-type="float">
            <text:p>367.7052431514</text:p>
          </table:table-cell>
        </table:table-row>
        <table:table-row table:style-name="ro1">
          <table:table-cell office:value-type="float" office:value="358.606634567189" calcext:value-type="float">
            <text:p>358.6066345672</text:p>
          </table:table-cell>
          <table:table-cell office:value-type="float" office:value="377.729889090871" calcext:value-type="float">
            <text:p>377.7298890909</text:p>
          </table:table-cell>
          <table:table-cell office:value-type="float" office:value="345.227794090223" calcext:value-type="float">
            <text:p>345.2277940902</text:p>
          </table:table-cell>
          <table:table-cell office:value-type="float" office:value="369.831267107792" calcext:value-type="float">
            <text:p>369.8312671078</text:p>
          </table:table-cell>
          <table:table-cell office:value-type="float" office:value="386.590014012016" calcext:value-type="float">
            <text:p>386.590014012</text:p>
          </table:table-cell>
          <table:table-cell office:value-type="float" office:value="371.689713980313" calcext:value-type="float">
            <text:p>371.6897139803</text:p>
          </table:table-cell>
          <table:table-cell office:value-type="float" office:value="372.042985857433" calcext:value-type="float">
            <text:p>372.0429858574</text:p>
          </table:table-cell>
          <table:table-cell office:value-type="float" office:value="373.227243030288" calcext:value-type="float">
            <text:p>373.2272430303</text:p>
          </table:table-cell>
          <table:table-cell office:value-type="float" office:value="363.716538445607" calcext:value-type="float">
            <text:p>363.7165384456</text:p>
          </table:table-cell>
          <table:table-cell office:value-type="float" office:value="376.998541360481" calcext:value-type="float">
            <text:p>376.9985413605</text:p>
          </table:table-cell>
          <table:table-cell office:value-type="float" office:value="382.84809398101" calcext:value-type="float">
            <text:p>382.848093981</text:p>
          </table:table-cell>
          <table:table-cell office:value-type="float" office:value="392.840506483155" calcext:value-type="float">
            <text:p>392.8405064832</text:p>
          </table:table-cell>
          <table:table-cell office:value-type="float" office:value="378.380744840607" calcext:value-type="float">
            <text:p>378.3807448406</text:p>
          </table:table-cell>
          <table:table-cell office:value-type="float" office:value="358.631071330884" calcext:value-type="float">
            <text:p>358.6310713309</text:p>
          </table:table-cell>
          <table:table-cell office:value-type="float" office:value="394.243659190801" calcext:value-type="float">
            <text:p>394.2436591908</text:p>
          </table:table-cell>
          <table:table-cell office:value-type="float" office:value="398.683733499209" calcext:value-type="float">
            <text:p>398.6837334992</text:p>
          </table:table-cell>
          <table:table-cell office:value-type="float" office:value="378.434798340638" calcext:value-type="float">
            <text:p>378.4347983406</text:p>
          </table:table-cell>
          <table:table-cell office:value-type="float" office:value="359.438356957086" calcext:value-type="float">
            <text:p>359.4383569571</text:p>
          </table:table-cell>
          <table:table-cell office:value-type="float" office:value="361.706034424168" calcext:value-type="float">
            <text:p>361.7060344242</text:p>
          </table:table-cell>
          <table:table-cell office:value-type="float" office:value="364.282146009986" calcext:value-type="float">
            <text:p>364.28214601</text:p>
          </table:table-cell>
        </table:table-row>
        <table:table-row table:style-name="ro1">
          <table:table-cell office:value-type="float" office:value="358.606634567189" calcext:value-type="float">
            <text:p>358.6066345672</text:p>
          </table:table-cell>
          <table:table-cell office:value-type="float" office:value="378.546051646842" calcext:value-type="float">
            <text:p>378.5460516468</text:p>
          </table:table-cell>
          <table:table-cell office:value-type="float" office:value="346.771218870706" calcext:value-type="float">
            <text:p>346.7712188707</text:p>
          </table:table-cell>
          <table:table-cell office:value-type="float" office:value="370.608858291399" calcext:value-type="float">
            <text:p>370.6088582914</text:p>
          </table:table-cell>
          <table:table-cell office:value-type="float" office:value="399.020705164267" calcext:value-type="float">
            <text:p>399.0207051643</text:p>
          </table:table-cell>
          <table:table-cell office:value-type="float" office:value="377.935396392933" calcext:value-type="float">
            <text:p>377.9353963929</text:p>
          </table:table-cell>
          <table:table-cell office:value-type="float" office:value="371.110063540503" calcext:value-type="float">
            <text:p>371.1100635405</text:p>
          </table:table-cell>
          <table:table-cell office:value-type="float" office:value="373.841740116101" calcext:value-type="float">
            <text:p>373.8417401161</text:p>
          </table:table-cell>
          <table:table-cell office:value-type="float" office:value="363.670798944401" calcext:value-type="float">
            <text:p>363.6707989444</text:p>
          </table:table-cell>
          <table:table-cell office:value-type="float" office:value="376.903773217638" calcext:value-type="float">
            <text:p>376.9037732176</text:p>
          </table:table-cell>
          <table:table-cell office:value-type="float" office:value="383.476279347907" calcext:value-type="float">
            <text:p>383.4762793479</text:p>
          </table:table-cell>
          <table:table-cell office:value-type="float" office:value="394.572384437381" calcext:value-type="float">
            <text:p>394.5723844374</text:p>
          </table:table-cell>
          <table:table-cell office:value-type="float" office:value="385.63024754905" calcext:value-type="float">
            <text:p>385.6302475491</text:p>
          </table:table-cell>
          <table:table-cell office:value-type="float" office:value="358.631071330884" calcext:value-type="float">
            <text:p>358.6310713309</text:p>
          </table:table-cell>
          <table:table-cell office:value-type="float" office:value="395.414925715728" calcext:value-type="float">
            <text:p>395.4149257157</text:p>
          </table:table-cell>
          <table:table-cell office:value-type="float" office:value="399.265812837555" calcext:value-type="float">
            <text:p>399.2658128376</text:p>
          </table:table-cell>
          <table:table-cell office:value-type="float" office:value="378.285531758574" calcext:value-type="float">
            <text:p>378.2855317586</text:p>
          </table:table-cell>
          <table:table-cell office:value-type="float" office:value="364.671179772293" calcext:value-type="float">
            <text:p>364.6711797723</text:p>
          </table:table-cell>
          <table:table-cell office:value-type="float" office:value="359.996930595163" calcext:value-type="float">
            <text:p>359.9969305952</text:p>
          </table:table-cell>
          <table:table-cell office:value-type="float" office:value="362.251376507922" calcext:value-type="float">
            <text:p>362.2513765079</text:p>
          </table:table-cell>
        </table:table-row>
        <table:table-row table:style-name="ro1">
          <table:table-cell office:value-type="float" office:value="358.606634567189" calcext:value-type="float">
            <text:p>358.6066345672</text:p>
          </table:table-cell>
          <table:table-cell office:value-type="float" office:value="378.546051646842" calcext:value-type="float">
            <text:p>378.5460516468</text:p>
          </table:table-cell>
          <table:table-cell office:value-type="float" office:value="346.951488693783" calcext:value-type="float">
            <text:p>346.9514886938</text:p>
          </table:table-cell>
          <table:table-cell office:value-type="float" office:value="371.253197330364" calcext:value-type="float">
            <text:p>371.2531973304</text:p>
          </table:table-cell>
          <table:table-cell office:value-type="float" office:value="399.557762115409" calcext:value-type="float">
            <text:p>399.5577621154</text:p>
          </table:table-cell>
          <table:table-cell office:value-type="float" office:value="377.228232366252" calcext:value-type="float">
            <text:p>377.2282323663</text:p>
          </table:table-cell>
          <table:table-cell office:value-type="float" office:value="380.090108583416" calcext:value-type="float">
            <text:p>380.0901085834</text:p>
          </table:table-cell>
          <table:table-cell office:value-type="float" office:value="379.448444521248" calcext:value-type="float">
            <text:p>379.4484445212</text:p>
          </table:table-cell>
          <table:table-cell office:value-type="float" office:value="368.22637519566" calcext:value-type="float">
            <text:p>368.2263751957</text:p>
          </table:table-cell>
          <table:table-cell office:value-type="float" office:value="375.45747358536" calcext:value-type="float">
            <text:p>375.4574735854</text:p>
          </table:table-cell>
          <table:table-cell office:value-type="float" office:value="382.852874222319" calcext:value-type="float">
            <text:p>382.8528742223</text:p>
          </table:table-cell>
          <table:table-cell office:value-type="float" office:value="394.247003147491" calcext:value-type="float">
            <text:p>394.2470031475</text:p>
          </table:table-cell>
          <table:table-cell office:value-type="float" office:value="386.368732890709" calcext:value-type="float">
            <text:p>386.3687328907</text:p>
          </table:table-cell>
          <table:table-cell office:value-type="float" office:value="358.437989120837" calcext:value-type="float">
            <text:p>358.4379891208</text:p>
          </table:table-cell>
          <table:table-cell office:value-type="float" office:value="396.224860011521" calcext:value-type="float">
            <text:p>396.2248600115</text:p>
          </table:table-cell>
          <table:table-cell office:value-type="float" office:value="399.693721328069" calcext:value-type="float">
            <text:p>399.6937213281</text:p>
          </table:table-cell>
          <table:table-cell office:value-type="float" office:value="378.300265837979" calcext:value-type="float">
            <text:p>378.300265838</text:p>
          </table:table-cell>
          <table:table-cell office:value-type="float" office:value="364.728020091444" calcext:value-type="float">
            <text:p>364.7280200914</text:p>
          </table:table-cell>
          <table:table-cell office:value-type="float" office:value="360.427057916461" calcext:value-type="float">
            <text:p>360.4270579165</text:p>
          </table:table-cell>
          <table:table-cell office:value-type="float" office:value="358.22762095012" calcext:value-type="float">
            <text:p>358.2276209501</text:p>
          </table:table-cell>
        </table:table-row>
        <table:table-row table:style-name="ro1">
          <table:table-cell office:value-type="float" office:value="358.606634567189" calcext:value-type="float">
            <text:p>358.6066345672</text:p>
          </table:table-cell>
          <table:table-cell office:value-type="float" office:value="386.057539482123" calcext:value-type="float">
            <text:p>386.0575394821</text:p>
          </table:table-cell>
          <table:table-cell office:value-type="float" office:value="347.554364594165" calcext:value-type="float">
            <text:p>347.5543645942</text:p>
          </table:table-cell>
          <table:table-cell office:value-type="float" office:value="372.095744759504" calcext:value-type="float">
            <text:p>372.0957447595</text:p>
          </table:table-cell>
          <table:table-cell office:value-type="float" office:value="400.770895456048" calcext:value-type="float">
            <text:p>400.770895456</text:p>
          </table:table-cell>
          <table:table-cell office:value-type="float" office:value="383.489028578889" calcext:value-type="float">
            <text:p>383.4890285789</text:p>
          </table:table-cell>
          <table:table-cell office:value-type="float" office:value="377.948978777868" calcext:value-type="float">
            <text:p>377.9489787779</text:p>
          </table:table-cell>
          <table:table-cell office:value-type="float" office:value="377.681113781081" calcext:value-type="float">
            <text:p>377.6811137811</text:p>
          </table:table-cell>
          <table:table-cell office:value-type="float" office:value="367.424479951036" calcext:value-type="float">
            <text:p>367.424479951</text:p>
          </table:table-cell>
          <table:table-cell office:value-type="float" office:value="376.100282722022" calcext:value-type="float">
            <text:p>376.100282722</text:p>
          </table:table-cell>
          <table:table-cell office:value-type="float" office:value="383.439877008331" calcext:value-type="float">
            <text:p>383.4398770083</text:p>
          </table:table-cell>
          <table:table-cell office:value-type="float" office:value="394.724118471408" calcext:value-type="float">
            <text:p>394.7241184714</text:p>
          </table:table-cell>
          <table:table-cell office:value-type="float" office:value="386.353684808542" calcext:value-type="float">
            <text:p>386.3536848085</text:p>
          </table:table-cell>
          <table:table-cell office:value-type="float" office:value="359.861207837165" calcext:value-type="float">
            <text:p>359.8612078372</text:p>
          </table:table-cell>
          <table:table-cell office:value-type="float" office:value="396.527284590387" calcext:value-type="float">
            <text:p>396.5272845904</text:p>
          </table:table-cell>
          <table:table-cell office:value-type="float" office:value="401.772618496299" calcext:value-type="float">
            <text:p>401.7726184963</text:p>
          </table:table-cell>
          <table:table-cell office:value-type="float" office:value="378.283269686888" calcext:value-type="float">
            <text:p>378.2832696869</text:p>
          </table:table-cell>
          <table:table-cell office:value-type="float" office:value="365.373432740496" calcext:value-type="float">
            <text:p>365.3734327405</text:p>
          </table:table-cell>
          <table:table-cell office:value-type="float" office:value="358.777301032263" calcext:value-type="float">
            <text:p>358.7773010323</text:p>
          </table:table-cell>
          <table:table-cell office:value-type="float" office:value="359.169333495672" calcext:value-type="float">
            <text:p>359.1693334957</text:p>
          </table:table-cell>
        </table:table-row>
        <table:table-row table:style-name="ro1">
          <table:table-cell office:value-type="float" office:value="359.797885946847" calcext:value-type="float">
            <text:p>359.7978859468</text:p>
          </table:table-cell>
          <table:table-cell office:value-type="float" office:value="0" calcext:value-type="float">
            <text:p>0</text:p>
          </table:table-cell>
          <table:table-cell office:value-type="float" office:value="348.534992768137" calcext:value-type="float">
            <text:p>348.5349927681</text:p>
          </table:table-cell>
          <table:table-cell office:value-type="float" office:value="0" calcext:value-type="float">
            <text:p>0</text:p>
          </table:table-cell>
          <table:table-cell office:value-type="float" office:value="398.56814693293" calcext:value-type="float">
            <text:p>398.5681469329</text:p>
          </table:table-cell>
          <table:table-cell office:value-type="float" office:value="383.435415499992" calcext:value-type="float">
            <text:p>383.4354155</text:p>
          </table:table-cell>
          <table:table-cell office:value-type="float" office:value="0" calcext:value-type="float">
            <text:p>0</text:p>
          </table:table-cell>
          <table:table-cell office:value-type="float" office:value="375.337820748726" calcext:value-type="float">
            <text:p>375.3378207487</text:p>
          </table:table-cell>
          <table:table-cell office:value-type="float" office:value="0" calcext:value-type="float">
            <text:p>0</text:p>
          </table:table-cell>
          <table:table-cell office:value-type="float" office:value="376.3010048738" calcext:value-type="float">
            <text:p>376.3010048738</text:p>
          </table:table-cell>
          <table:table-cell office:value-type="float" office:value="384.88077404562" calcext:value-type="float">
            <text:p>384.880774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378391033452" calcext:value-type="float">
            <text:p>375.3783910335</text:p>
          </table:table-cell>
          <table:table-cell office:value-type="float" office:value="398.68472814109" calcext:value-type="float">
            <text:p>398.6847281411</text:p>
          </table:table-cell>
          <table:table-cell office:value-type="float" office:value="400.656625333191" calcext:value-type="float">
            <text:p>400.6566253332</text:p>
          </table:table-cell>
          <table:table-cell office:value-type="float" office:value="0" calcext:value-type="float">
            <text:p>0</text:p>
          </table:table-cell>
          <table:table-cell office:value-type="float" office:value="367.683694587114" calcext:value-type="float">
            <text:p>367.6836945871</text:p>
          </table:table-cell>
          <table:table-cell office:value-type="float" office:value="359.689471890816" calcext:value-type="float">
            <text:p>359.6894718908</text:p>
          </table:table-cell>
          <table:table-cell office:value-type="float" office:value="360.203261351429" calcext:value-type="float">
            <text:p>360.2032613514</text:p>
          </table:table-cell>
        </table:table-row>
        <table:table-row table:style-name="ro1">
          <table:table-cell office:value-type="float" office:value="359.797885946847" calcext:value-type="float">
            <text:p>359.7978859468</text:p>
          </table:table-cell>
          <table:table-cell office:value-type="float" office:value="0" calcext:value-type="float">
            <text:p>0</text:p>
          </table:table-cell>
          <table:table-cell office:value-type="float" office:value="348.613281005287" calcext:value-type="float">
            <text:p>348.6132810053</text:p>
          </table:table-cell>
          <table:table-cell office:value-type="float" office:value="0" calcext:value-type="float">
            <text:p>0</text:p>
          </table:table-cell>
          <table:table-cell office:value-type="float" office:value="399.639332301991" calcext:value-type="float">
            <text:p>399.639332302</text:p>
          </table:table-cell>
          <table:table-cell office:value-type="float" office:value="384.949601703198" calcext:value-type="float">
            <text:p>384.9496017032</text:p>
          </table:table-cell>
          <table:table-cell office:value-type="float" office:value="0" calcext:value-type="float">
            <text:p>0</text:p>
          </table:table-cell>
          <table:table-cell office:value-type="float" office:value="373.375742842917" calcext:value-type="float">
            <text:p>373.3757428429</text:p>
          </table:table-cell>
          <table:table-cell office:value-type="float" office:value="0" calcext:value-type="float">
            <text:p>0</text:p>
          </table:table-cell>
          <table:table-cell office:value-type="float" office:value="375.873809989109" calcext:value-type="float">
            <text:p>375.8738099891</text:p>
          </table:table-cell>
          <table:table-cell office:value-type="float" office:value="384.86394927777" calcext:value-type="float">
            <text:p>384.863949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311849079843" calcext:value-type="float">
            <text:p>375.3118490798</text:p>
          </table:table-cell>
          <table:table-cell office:value-type="float" office:value="397.981711803098" calcext:value-type="float">
            <text:p>397.9817118031</text:p>
          </table:table-cell>
          <table:table-cell office:value-type="float" office:value="399.912765016984" calcext:value-type="float">
            <text:p>399.912765017</text:p>
          </table:table-cell>
          <table:table-cell office:value-type="float" office:value="0" calcext:value-type="float">
            <text:p>0</text:p>
          </table:table-cell>
          <table:table-cell office:value-type="float" office:value="368.005621859273" calcext:value-type="float">
            <text:p>368.0056218593</text:p>
          </table:table-cell>
          <table:table-cell office:value-type="float" office:value="359.71386009578" calcext:value-type="float">
            <text:p>359.7138600958</text:p>
          </table:table-cell>
          <table:table-cell office:value-type="float" office:value="359.722669247319" calcext:value-type="float">
            <text:p>359.7226692473</text:p>
          </table:table-cell>
        </table:table-row>
        <table:table-row table:style-name="ro1">
          <table:table-cell office:value-type="float" office:value="358.238457920478" calcext:value-type="float">
            <text:p>358.2384579205</text:p>
          </table:table-cell>
          <table:table-cell office:value-type="float" office:value="0" calcext:value-type="float">
            <text:p>0</text:p>
          </table:table-cell>
          <table:table-cell office:value-type="float" office:value="348.624186084934" calcext:value-type="float">
            <text:p>348.6241860849</text:p>
          </table:table-cell>
          <table:table-cell office:value-type="float" office:value="0" calcext:value-type="float">
            <text:p>0</text:p>
          </table:table-cell>
          <table:table-cell office:value-type="float" office:value="400.578878706939" calcext:value-type="float">
            <text:p>400.5788787069</text:p>
          </table:table-cell>
          <table:table-cell office:value-type="float" office:value="385.531917188473" calcext:value-type="float">
            <text:p>385.5319171885</text:p>
          </table:table-cell>
          <table:table-cell office:value-type="float" office:value="0" calcext:value-type="float">
            <text:p>0</text:p>
          </table:table-cell>
          <table:table-cell office:value-type="float" office:value="374.486206200017" calcext:value-type="float">
            <text:p>374.4862062</text:p>
          </table:table-cell>
          <table:table-cell office:value-type="float" office:value="0" calcext:value-type="float">
            <text:p>0</text:p>
          </table:table-cell>
          <table:table-cell office:value-type="float" office:value="375.63247171039" calcext:value-type="float">
            <text:p>375.6324717104</text:p>
          </table:table-cell>
          <table:table-cell office:value-type="float" office:value="385.012073872638" calcext:value-type="float">
            <text:p>385.0120738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338584292566" calcext:value-type="float">
            <text:p>380.3385842926</text:p>
          </table:table-cell>
          <table:table-cell office:value-type="float" office:value="397.796311903477" calcext:value-type="float">
            <text:p>397.7963119035</text:p>
          </table:table-cell>
          <table:table-cell office:value-type="float" office:value="398.325715371057" calcext:value-type="float">
            <text:p>398.3257153711</text:p>
          </table:table-cell>
          <table:table-cell office:value-type="float" office:value="0" calcext:value-type="float">
            <text:p>0</text:p>
          </table:table-cell>
          <table:table-cell office:value-type="float" office:value="368.007523566439" calcext:value-type="float">
            <text:p>368.0075235664</text:p>
          </table:table-cell>
          <table:table-cell office:value-type="float" office:value="360.814707801914" calcext:value-type="float">
            <text:p>360.8147078019</text:p>
          </table:table-cell>
          <table:table-cell office:value-type="float" office:value="359.356365872394" calcext:value-type="float">
            <text:p>359.3563658724</text:p>
          </table:table-cell>
        </table:table-row>
        <table:table-row table:style-name="ro1">
          <table:table-cell office:value-type="float" office:value="358.386365004546" calcext:value-type="float">
            <text:p>358.3863650045</text:p>
          </table:table-cell>
          <table:table-cell office:value-type="float" office:value="0" calcext:value-type="float">
            <text:p>0</text:p>
          </table:table-cell>
          <table:table-cell office:value-type="float" office:value="350.270599960305" calcext:value-type="float">
            <text:p>350.2705999603</text:p>
          </table:table-cell>
          <table:table-cell office:value-type="float" office:value="0" calcext:value-type="float">
            <text:p>0</text:p>
          </table:table-cell>
          <table:table-cell office:value-type="float" office:value="401.055318341019" calcext:value-type="float">
            <text:p>401.055318341</text:p>
          </table:table-cell>
          <table:table-cell office:value-type="float" office:value="385.728388201074" calcext:value-type="float">
            <text:p>385.7283882011</text:p>
          </table:table-cell>
          <table:table-cell office:value-type="float" office:value="0" calcext:value-type="float">
            <text:p>0</text:p>
          </table:table-cell>
          <table:table-cell office:value-type="float" office:value="375.064529149446" calcext:value-type="float">
            <text:p>375.0645291494</text:p>
          </table:table-cell>
          <table:table-cell office:value-type="float" office:value="0" calcext:value-type="float">
            <text:p>0</text:p>
          </table:table-cell>
          <table:table-cell office:value-type="float" office:value="376.302317885951" calcext:value-type="float">
            <text:p>376.302317886</text:p>
          </table:table-cell>
          <table:table-cell office:value-type="float" office:value="384.332183962211" calcext:value-type="float">
            <text:p>384.332183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991783838821" calcext:value-type="float">
            <text:p>380.9917838388</text:p>
          </table:table-cell>
          <table:table-cell office:value-type="float" office:value="400.487025450592" calcext:value-type="float">
            <text:p>400.4870254506</text:p>
          </table:table-cell>
          <table:table-cell office:value-type="float" office:value="398.060525097381" calcext:value-type="float">
            <text:p>398.0605250974</text:p>
          </table:table-cell>
          <table:table-cell office:value-type="float" office:value="0" calcext:value-type="float">
            <text:p>0</text:p>
          </table:table-cell>
          <table:table-cell office:value-type="float" office:value="370.84449223351" calcext:value-type="float">
            <text:p>370.8444922335</text:p>
          </table:table-cell>
          <table:table-cell office:value-type="float" office:value="360.860266130724" calcext:value-type="float">
            <text:p>360.8602661307</text:p>
          </table:table-cell>
          <table:table-cell office:value-type="float" office:value="359.579382467159" calcext:value-type="float">
            <text:p>359.5793824672</text:p>
          </table:table-cell>
        </table:table-row>
        <table:table-row table:style-name="ro1">
          <table:table-cell office:value-type="float" office:value="357.084504840838" calcext:value-type="float">
            <text:p>357.0845048408</text:p>
          </table:table-cell>
          <table:table-cell office:value-type="float" office:value="0" calcext:value-type="float">
            <text:p>0</text:p>
          </table:table-cell>
          <table:table-cell office:value-type="float" office:value="347.682657677107" calcext:value-type="float">
            <text:p>347.6826576771</text:p>
          </table:table-cell>
          <table:table-cell office:value-type="float" office:value="0" calcext:value-type="float">
            <text:p>0</text:p>
          </table:table-cell>
          <table:table-cell office:value-type="float" office:value="401.110850662424" calcext:value-type="float">
            <text:p>401.1108506624</text:p>
          </table:table-cell>
          <table:table-cell office:value-type="float" office:value="387.497880411646" calcext:value-type="float">
            <text:p>387.4978804116</text:p>
          </table:table-cell>
          <table:table-cell office:value-type="float" office:value="0" calcext:value-type="float">
            <text:p>0</text:p>
          </table:table-cell>
          <table:table-cell office:value-type="float" office:value="375.469299775222" calcext:value-type="float">
            <text:p>375.4692997752</text:p>
          </table:table-cell>
          <table:table-cell office:value-type="float" office:value="0" calcext:value-type="float">
            <text:p>0</text:p>
          </table:table-cell>
          <table:table-cell office:value-type="float" office:value="375.792578483767" calcext:value-type="float">
            <text:p>375.7925784838</text:p>
          </table:table-cell>
          <table:table-cell office:value-type="float" office:value="385.265587621783" calcext:value-type="float">
            <text:p>385.2655876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657494319253" calcext:value-type="float">
            <text:p>381.6574943193</text:p>
          </table:table-cell>
          <table:table-cell office:value-type="float" office:value="401.116826602522" calcext:value-type="float">
            <text:p>401.1168266025</text:p>
          </table:table-cell>
          <table:table-cell office:value-type="float" office:value="394.582389126809" calcext:value-type="float">
            <text:p>394.5823891268</text:p>
          </table:table-cell>
          <table:table-cell office:value-type="float" office:value="0" calcext:value-type="float">
            <text:p>0</text:p>
          </table:table-cell>
          <table:table-cell office:value-type="float" office:value="371.270407247055" calcext:value-type="float">
            <text:p>371.2704072471</text:p>
          </table:table-cell>
          <table:table-cell office:value-type="float" office:value="361.64750434987" calcext:value-type="float">
            <text:p>361.6475043499</text:p>
          </table:table-cell>
          <table:table-cell office:value-type="float" office:value="361.057526581963" calcext:value-type="float">
            <text:p>361.057526582</text:p>
          </table:table-cell>
        </table:table-row>
        <table:table-row table:style-name="ro1">
          <table:table-cell office:value-type="float" office:value="357.24584485106" calcext:value-type="float">
            <text:p>357.2458448511</text:p>
          </table:table-cell>
          <table:table-cell office:value-type="float" office:value="0" calcext:value-type="float">
            <text:p>0</text:p>
          </table:table-cell>
          <table:table-cell office:value-type="float" office:value="347.123329106473" calcext:value-type="float">
            <text:p>347.1233291065</text:p>
          </table:table-cell>
          <table:table-cell office:value-type="float" office:value="0" calcext:value-type="float">
            <text:p>0</text:p>
          </table:table-cell>
          <table:table-cell office:value-type="float" office:value="401.16421044774" calcext:value-type="float">
            <text:p>401.1642104477</text:p>
          </table:table-cell>
          <table:table-cell office:value-type="float" office:value="388.77509988807" calcext:value-type="float">
            <text:p>388.7750998881</text:p>
          </table:table-cell>
          <table:table-cell office:value-type="float" office:value="0" calcext:value-type="float">
            <text:p>0</text:p>
          </table:table-cell>
          <table:table-cell office:value-type="float" office:value="376.843035095363" calcext:value-type="float">
            <text:p>376.8430350954</text:p>
          </table:table-cell>
          <table:table-cell office:value-type="float" office:value="0" calcext:value-type="float">
            <text:p>0</text:p>
          </table:table-cell>
          <table:table-cell office:value-type="float" office:value="376.55779952043" calcext:value-type="float">
            <text:p>376.5577995204</text:p>
          </table:table-cell>
          <table:table-cell office:value-type="float" office:value="387.385164192961" calcext:value-type="float">
            <text:p>387.385164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654900336164" calcext:value-type="float">
            <text:p>381.6549003362</text:p>
          </table:table-cell>
          <table:table-cell office:value-type="float" office:value="400.823986598783" calcext:value-type="float">
            <text:p>400.8239865988</text:p>
          </table:table-cell>
          <table:table-cell office:value-type="float" office:value="397.810486323237" calcext:value-type="float">
            <text:p>397.8104863232</text:p>
          </table:table-cell>
          <table:table-cell office:value-type="float" office:value="0" calcext:value-type="float">
            <text:p>0</text:p>
          </table:table-cell>
          <table:table-cell office:value-type="float" office:value="371.68867081896" calcext:value-type="float">
            <text:p>371.688670819</text:p>
          </table:table-cell>
          <table:table-cell office:value-type="float" office:value="364.628684612274" calcext:value-type="float">
            <text:p>364.6286846123</text:p>
          </table:table-cell>
          <table:table-cell office:value-type="float" office:value="371.006700666115" calcext:value-type="float">
            <text:p>371.0067006661</text:p>
          </table:table-cell>
        </table:table-row>
        <table:table-row table:style-name="ro1">
          <table:table-cell office:value-type="float" office:value="367.951322896277" calcext:value-type="float">
            <text:p>367.9513228963</text:p>
          </table:table-cell>
          <table:table-cell office:value-type="float" office:value="0" calcext:value-type="float">
            <text:p>0</text:p>
          </table:table-cell>
          <table:table-cell office:value-type="float" office:value="346.759535608886" calcext:value-type="float">
            <text:p>346.7595356089</text:p>
          </table:table-cell>
          <table:table-cell office:value-type="float" office:value="0" calcext:value-type="float">
            <text:p>0</text:p>
          </table:table-cell>
          <table:table-cell office:value-type="float" office:value="402.031696531275" calcext:value-type="float">
            <text:p>402.0316965313</text:p>
          </table:table-cell>
          <table:table-cell office:value-type="float" office:value="388.741435537917" calcext:value-type="float">
            <text:p>388.7414355379</text:p>
          </table:table-cell>
          <table:table-cell office:value-type="float" office:value="0" calcext:value-type="float">
            <text:p>0</text:p>
          </table:table-cell>
          <table:table-cell office:value-type="float" office:value="378.942605729118" calcext:value-type="float">
            <text:p>378.9426057291</text:p>
          </table:table-cell>
          <table:table-cell office:value-type="float" office:value="0" calcext:value-type="float">
            <text:p>0</text:p>
          </table:table-cell>
          <table:table-cell office:value-type="float" office:value="376.557700981963" calcext:value-type="float">
            <text:p>376.557700982</text:p>
          </table:table-cell>
          <table:table-cell office:value-type="float" office:value="385.919592910198" calcext:value-type="float">
            <text:p>385.9195929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84951156543" calcext:value-type="float">
            <text:p>379.8495115654</text:p>
          </table:table-cell>
          <table:table-cell office:value-type="float" office:value="401.733377698739" calcext:value-type="float">
            <text:p>401.7333776987</text:p>
          </table:table-cell>
          <table:table-cell office:value-type="float" office:value="396.560865447656" calcext:value-type="float">
            <text:p>396.5608654477</text:p>
          </table:table-cell>
          <table:table-cell office:value-type="float" office:value="0" calcext:value-type="float">
            <text:p>0</text:p>
          </table:table-cell>
          <table:table-cell office:value-type="float" office:value="372.021781937218" calcext:value-type="float">
            <text:p>372.0217819372</text:p>
          </table:table-cell>
          <table:table-cell office:value-type="float" office:value="367.319527857705" calcext:value-type="float">
            <text:p>367.3195278577</text:p>
          </table:table-cell>
          <table:table-cell office:value-type="float" office:value="371.751501225007" calcext:value-type="float">
            <text:p>371.7515012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7.337230855142" calcext:value-type="float">
            <text:p>357.33723085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.134250230806" calcext:value-type="float">
            <text:p>379.13425023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3.507498104608" calcext:value-type="float">
            <text:p>393.50749810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8.420942188993" calcext:value-type="float">
            <text:p>358.420942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.429396742356" calcext:value-type="float">
            <text:p>380.42939674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3.97010662022" calcext:value-type="float">
            <text:p>393.9701066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9.907333105011" calcext:value-type="float">
            <text:p>359.907333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.828630288994" calcext:value-type="float">
            <text:p>380.8286302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2.109027369861" calcext:value-type="float">
            <text:p>392.10902736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9.898524528125" calcext:value-type="float">
            <text:p>359.89852452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0.822060601388" calcext:value-type="float">
            <text:p>380.82206060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2.82440487658" calcext:value-type="float">
            <text:p>392.82440487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4.226908248525" calcext:value-type="float">
            <text:p>364.2269082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.788511799223" calcext:value-type="float">
            <text:p>382.7885117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0.915766716713" calcext:value-type="float">
            <text:p>390.91576671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0.502097128518" calcext:value-type="float">
            <text:p>370.5020971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1.827489537026" calcext:value-type="float">
            <text:p>381.8274895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3.126160111828" calcext:value-type="float">
            <text:p>393.12616011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7.81749874989" calcext:value-type="float">
            <text:p>367.81749874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2.901465056056" calcext:value-type="float">
            <text:p>382.90146505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2.178298920861" calcext:value-type="float">
            <text:p>412.1782989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5:57:37.022958258</meta:creation-date>
    <dc:date>2017-01-22T16:00:12.001166497</dc:date>
    <meta:editing-duration>P0D</meta:editing-duration>
    <meta:editing-cycles>1</meta:editing-cycles>
    <meta:document-statistic meta:table-count="3" meta:cell-count="3002" meta:object-count="0"/>
    <meta:generator>LibreOffice/4.2.8.2$Linux_X86_64 LibreOffice_project/420m0$Build-2</meta:generator>
  </office:meta>
</office:document-meta>
</file>